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ato" fo:font-size="13pt" fo:font-weight="bold" officeooo:rsid="001b85a9" officeooo:paragraph-rsid="001b85a9"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Lato" fo:font-size="13pt" fo:font-weight="bold" officeooo:rsid="001b85a9" officeooo:paragraph-rsid="001d820e" style:font-size-asian="13pt" style:font-weight-asian="bold" style:font-size-complex="13pt" style:font-weight-complex="bold"/>
    </style:style>
    <style:style style:name="P3" style:family="paragraph" style:parent-style-name="Standard">
      <style:paragraph-properties fo:text-align="start" style:justify-single-word="false"/>
      <style:text-properties style:font-name="Lato" fo:font-size="13pt" fo:font-weight="bold" officeooo:rsid="0002ef99" officeooo:paragraph-rsid="000f5748"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Lato" fo:font-size="13pt" fo:font-weight="bold" officeooo:rsid="0002ef99" officeooo:paragraph-rsid="0009cd78"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ato" fo:font-size="13pt" fo:font-weight="bold" officeooo:rsid="0014628f" officeooo:paragraph-rsid="0014628f"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Lato" fo:font-size="13pt" fo:font-weight="bold" officeooo:rsid="000ba7a3" officeooo:paragraph-rsid="000ba7a3"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Lato" fo:font-size="13pt" fo:font-weight="bold" officeooo:rsid="001decd2" officeooo:paragraph-rsid="001decd2"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Lato" fo:font-size="13pt" fo:font-weight="bold" officeooo:rsid="00409d74" officeooo:paragraph-rsid="00409d74"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Lato" fo:font-size="13pt" fo:font-weight="bold" officeooo:rsid="00416243" officeooo:paragraph-rsid="00416243"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Lato" fo:font-size="13pt" fo:font-weight="bold" officeooo:rsid="00416243" officeooo:paragraph-rsid="004a73b3"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Lato" fo:font-size="13pt" fo:font-weight="bold" officeooo:rsid="00416243" officeooo:paragraph-rsid="0050847e"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Lato" fo:font-size="13pt" fo:font-weight="bold" officeooo:rsid="0045af9e" officeooo:paragraph-rsid="0045af9e"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Lato" fo:font-size="13pt" fo:font-weight="bold" officeooo:rsid="0046e5a5" officeooo:paragraph-rsid="0047b6d9"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Lato" fo:font-size="13pt" fo:font-weight="bold" officeooo:rsid="00499bbb" officeooo:paragraph-rsid="00499bbb"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Lato" fo:font-size="13pt" fo:font-weight="bold" officeooo:rsid="004d4823" officeooo:paragraph-rsid="004d4823"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Lato" fo:font-size="13pt" fo:font-weight="bold" officeooo:rsid="00525130" officeooo:paragraph-rsid="00525130"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Lato" fo:font-size="13pt" fo:font-weight="bold" officeooo:rsid="0052c026" officeooo:paragraph-rsid="00caa27a"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Lato" fo:font-size="13pt" fo:font-weight="bold" officeooo:rsid="00572031" officeooo:paragraph-rsid="00572031"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Lato" fo:font-size="13pt" fo:font-weight="bold" officeooo:rsid="005b730f" officeooo:paragraph-rsid="005b730f" style:font-size-asian="13pt" style:font-weight-asian="bold" style:font-size-complex="13pt" style:font-weight-complex="bold"/>
    </style:style>
    <style:style style:name="P20" style:family="paragraph" style:parent-style-name="Standard">
      <style:paragraph-properties fo:text-align="start" style:justify-single-word="false"/>
      <style:text-properties style:font-name="Lato" fo:font-size="13pt" fo:font-weight="bold" officeooo:rsid="005bd267" officeooo:paragraph-rsid="005bd267"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font-name="Lato" fo:font-size="13pt" fo:font-weight="bold" officeooo:rsid="007903f7" officeooo:paragraph-rsid="007903f7"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Lato" fo:font-size="13pt" fo:font-weight="bold" officeooo:rsid="00794f4e" officeooo:paragraph-rsid="007a6a43"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font-name="Lato" fo:font-size="13pt" fo:font-weight="bold" officeooo:rsid="00794f4e" officeooo:paragraph-rsid="0080dd41"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Lato" fo:font-size="13pt" fo:font-weight="bold" officeooo:rsid="00794f4e" officeooo:paragraph-rsid="008d15b3"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Lato" fo:font-size="13pt" fo:font-weight="bold" officeooo:rsid="00794f4e" officeooo:paragraph-rsid="0088174d"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Lato" fo:font-size="13pt" fo:font-weight="bold" officeooo:rsid="008682e5" officeooo:paragraph-rsid="008682e5"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Lato" fo:font-size="13pt" fo:font-weight="bold" officeooo:rsid="008b3205" officeooo:paragraph-rsid="008b3205"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Lato" fo:font-size="13pt" fo:font-weight="bold" officeooo:rsid="0079c900" officeooo:paragraph-rsid="0079c900"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Lato" fo:font-size="13pt" fo:font-weight="bold" officeooo:rsid="00a6bb1b" officeooo:paragraph-rsid="00a6bb1b"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Lato" fo:font-size="13pt" fo:font-weight="bold" officeooo:rsid="00a8446f" officeooo:paragraph-rsid="00a8446f"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Lato" fo:font-size="13pt" fo:font-weight="bold" officeooo:rsid="00a8a030" officeooo:paragraph-rsid="00a8a030"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font-name="Lato" fo:font-size="13pt" fo:font-weight="bold" officeooo:rsid="00a8a030" officeooo:paragraph-rsid="00abed6d"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Lato" fo:font-size="13pt" fo:font-weight="bold" officeooo:rsid="00abed6d" officeooo:paragraph-rsid="00abed6d"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Lato" fo:font-size="13pt" fo:font-weight="bold" officeooo:rsid="00afa0a9" officeooo:paragraph-rsid="00afa0a9"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Lato" fo:font-size="13pt" fo:font-weight="bold" officeooo:rsid="00b0ae43" officeooo:paragraph-rsid="00b61767"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Lato" fo:font-size="13pt" fo:font-weight="bold" officeooo:rsid="00b0ae43" officeooo:paragraph-rsid="00b9acc2"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font-name="Lato" fo:font-size="13pt" fo:font-weight="bold" officeooo:rsid="00b61767" officeooo:paragraph-rsid="00b61767"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font-name="Lato" fo:font-size="13pt" fo:font-weight="bold" officeooo:rsid="00b7bae5" officeooo:paragraph-rsid="00b7bae5"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Lato" fo:font-size="13pt" fo:font-weight="bold" officeooo:rsid="00b9acc2" officeooo:paragraph-rsid="00b9acc2"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Lato" fo:font-size="13pt" fo:font-weight="bold" officeooo:rsid="00bac5dc" officeooo:paragraph-rsid="00bac5dc"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Lato" fo:font-size="13pt" fo:font-weight="bold" officeooo:rsid="00be9ffa" officeooo:paragraph-rsid="00be9ffa"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Lato" fo:font-size="13pt" fo:font-weight="bold" officeooo:rsid="00c358ce" officeooo:paragraph-rsid="00c358ce"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Lato" fo:font-size="13pt" fo:font-weight="bold" officeooo:rsid="00b449d2" officeooo:paragraph-rsid="00b449d2" style:font-size-asian="13pt" style:font-weight-asian="bold" style:font-size-complex="13pt" style:font-weight-complex="bold"/>
    </style:style>
    <style:style style:name="P44" style:family="paragraph" style:parent-style-name="Standard">
      <style:paragraph-properties fo:text-align="center" style:justify-single-word="false"/>
      <style:text-properties style:font-name="Lato" fo:font-size="13pt" fo:font-weight="bold" officeooo:rsid="00caa27a" officeooo:paragraph-rsid="00caa27a"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Lato" fo:font-size="13pt" fo:font-weight="normal" officeooo:rsid="0001b23b" officeooo:paragraph-rsid="0001b23b"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font-name="Lato" fo:font-size="13pt" fo:font-weight="normal" officeooo:rsid="0019f7ee" officeooo:paragraph-rsid="0019f7ee"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style:font-name="Lato" fo:font-size="13pt" fo:font-weight="normal" officeooo:rsid="001b85a9" officeooo:paragraph-rsid="001d820e"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style:font-name="Lato" fo:font-size="13pt" fo:font-weight="normal" officeooo:rsid="001c2347" officeooo:paragraph-rsid="001d820e"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Lato" fo:font-size="13pt" fo:font-weight="normal" officeooo:rsid="00236cdc" officeooo:paragraph-rsid="00236cdc"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style:font-name="Lato" fo:font-size="13pt" fo:font-weight="normal" officeooo:rsid="00236cdc" officeooo:paragraph-rsid="003017ed"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style:font-name="Lato" fo:font-size="13pt" fo:font-weight="normal" officeooo:rsid="00236cdc" officeooo:paragraph-rsid="00caa27a"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style:font-name="Lato" fo:font-size="13pt" fo:font-weight="normal" officeooo:rsid="00281dc2" officeooo:paragraph-rsid="0037bc12"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style:font-name="Lato" fo:font-size="13pt" fo:font-weight="normal" officeooo:rsid="002bb63f" officeooo:paragraph-rsid="002bb63f"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font-name="Lato" fo:font-size="13pt" fo:font-weight="normal" officeooo:rsid="00246c0a" officeooo:paragraph-rsid="00394b83"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Lato" fo:font-size="13pt" fo:font-weight="normal" officeooo:rsid="00246c0a" officeooo:paragraph-rsid="003d1a93"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style:font-name="Lato" fo:font-size="13pt" fo:font-weight="normal" officeooo:rsid="0024712a" officeooo:paragraph-rsid="0024712a"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style:font-name="Lato" fo:font-size="13pt" fo:font-weight="normal" officeooo:rsid="00416243" officeooo:paragraph-rsid="0050847e"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style:font-name="Lato" fo:font-size="13pt" fo:font-weight="normal" officeooo:rsid="00416243" officeooo:paragraph-rsid="00427bd2"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font-name="Lato" fo:font-size="13pt" fo:font-weight="normal" officeooo:rsid="00525130" officeooo:paragraph-rsid="00525130"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font-name="Lato" fo:font-size="13pt" fo:font-weight="normal" officeooo:rsid="0052c026" officeooo:paragraph-rsid="005404c6"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style:font-name="Lato" fo:font-size="13pt" fo:font-weight="normal" officeooo:rsid="005a8328" officeooo:paragraph-rsid="005b730f"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style:font-name="Lato" fo:font-size="13pt" fo:font-weight="normal" officeooo:rsid="005d7885" officeooo:paragraph-rsid="005d7885"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style:font-name="Lato" fo:font-size="13pt" fo:font-weight="normal" officeooo:rsid="005dbf36" officeooo:paragraph-rsid="005dbf36"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Lato" fo:font-size="13pt" fo:font-weight="normal" officeooo:rsid="006090ee" officeooo:paragraph-rsid="006090ee"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Lato" fo:font-size="13pt" fo:font-weight="normal" officeooo:rsid="0062176b" officeooo:paragraph-rsid="0062176b"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Lato" fo:font-size="13pt" fo:font-weight="normal" officeooo:rsid="00647512" officeooo:paragraph-rsid="00647512"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font-name="Lato" fo:font-size="13pt" fo:font-weight="normal" officeooo:rsid="00647512" officeooo:paragraph-rsid="0065e27d"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Lato" fo:font-size="13pt" fo:font-weight="normal" officeooo:rsid="006b4839" officeooo:paragraph-rsid="006b4839"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font-name="Lato" fo:font-size="13pt" fo:font-weight="normal" officeooo:rsid="006c874b" officeooo:paragraph-rsid="00784424"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style:font-name="Lato" fo:font-size="13pt" fo:font-weight="normal" officeooo:rsid="00784424" officeooo:paragraph-rsid="00784424"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font-name="Lato" fo:font-size="13pt" fo:font-weight="normal" officeooo:rsid="005bd267" officeooo:paragraph-rsid="005bd267" style:font-size-asian="13pt" style:font-weight-asian="normal" style:font-size-complex="13pt" style:font-weight-complex="normal"/>
    </style:style>
    <style:style style:name="P72" style:family="paragraph" style:parent-style-name="Standard">
      <style:paragraph-properties fo:text-align="start" style:justify-single-word="false"/>
      <style:text-properties style:font-name="Lato" fo:font-size="13pt" fo:font-weight="normal" officeooo:rsid="0079c900" officeooo:paragraph-rsid="0079c900" style:font-size-asian="13pt" style:font-weight-asian="normal" style:font-size-complex="13pt" style:font-weight-complex="normal"/>
    </style:style>
    <style:style style:name="P73" style:family="paragraph" style:parent-style-name="Standard">
      <style:paragraph-properties fo:text-align="start" style:justify-single-word="false"/>
      <style:text-properties style:font-name="Lato" fo:font-size="13pt" fo:font-weight="normal" officeooo:rsid="0079c900" officeooo:paragraph-rsid="009289b8" style:font-size-asian="13pt" style:font-weight-asian="normal" style:font-size-complex="13pt" style:font-weight-complex="normal"/>
    </style:style>
    <style:style style:name="P74" style:family="paragraph" style:parent-style-name="Standard">
      <style:paragraph-properties fo:text-align="start" style:justify-single-word="false"/>
      <style:text-properties style:font-name="Lato" fo:font-size="13pt" fo:font-weight="normal" officeooo:rsid="0079c900" officeooo:paragraph-rsid="00959f4d" style:font-size-asian="13pt" style:font-weight-asian="normal" style:font-size-complex="13pt" style:font-weight-complex="normal"/>
    </style:style>
    <style:style style:name="P75" style:family="paragraph" style:parent-style-name="Standard">
      <style:paragraph-properties fo:text-align="start" style:justify-single-word="false"/>
      <style:text-properties style:font-name="Lato" fo:font-size="13pt" fo:font-weight="normal" officeooo:rsid="009d4677" officeooo:paragraph-rsid="009d4677"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style:font-name="Lato" fo:font-size="13pt" fo:font-weight="normal" officeooo:rsid="009e780c" officeooo:paragraph-rsid="009e780c"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style:font-name="Lato" fo:font-size="13pt" fo:font-weight="normal" officeooo:rsid="008a85a0" officeooo:paragraph-rsid="008a85a0"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style:font-name="Lato" fo:font-size="13pt" fo:font-weight="normal" officeooo:rsid="00a6bb1b" officeooo:paragraph-rsid="00a6bb1b" style:font-size-asian="13pt" style:font-weight-asian="normal" style:font-size-complex="13pt" style:font-weight-complex="normal"/>
    </style:style>
    <style:style style:name="P79" style:family="paragraph" style:parent-style-name="Standard">
      <style:paragraph-properties fo:text-align="start" style:justify-single-word="false"/>
      <style:text-properties style:font-name="Lato" fo:font-size="13pt" fo:font-weight="normal" officeooo:rsid="00abed6d" officeooo:paragraph-rsid="00abed6d" style:font-size-asian="13pt" style:font-weight-asian="normal" style:font-size-complex="13pt" style:font-weight-complex="normal"/>
    </style:style>
    <style:style style:name="P80" style:family="paragraph" style:parent-style-name="Standard">
      <style:paragraph-properties fo:text-align="start" style:justify-single-word="false"/>
      <style:text-properties style:font-name="Lato" fo:font-size="13pt" fo:font-weight="normal" officeooo:rsid="00a8a030" officeooo:paragraph-rsid="00abed6d"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style:font-name="Lato" fo:font-size="13pt" fo:font-weight="normal" officeooo:rsid="00a8a030" officeooo:paragraph-rsid="00a8a030"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style:font-name="Lato" fo:font-size="13pt" fo:font-weight="normal" officeooo:rsid="00adbc54" officeooo:paragraph-rsid="00adbc54"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style:font-name="Lato" fo:font-size="13pt" fo:font-weight="normal" officeooo:rsid="00acaea4" officeooo:paragraph-rsid="00acaea4"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Lato" fo:font-size="13pt" fo:font-weight="normal" officeooo:rsid="00b0ae43" officeooo:paragraph-rsid="00b61767"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style:font-name="Lato" fo:font-size="13pt" fo:font-weight="normal" officeooo:rsid="00b61767" officeooo:paragraph-rsid="00b61767"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style:font-name="Lato" fo:font-size="13pt" fo:font-weight="normal" officeooo:rsid="00b9acc2" officeooo:paragraph-rsid="00b9acc2"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style:font-name="Lato" fo:font-size="13pt" fo:font-weight="normal" officeooo:rsid="00b449d2" officeooo:paragraph-rsid="00b449d2" style:font-size-asian="13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2ca7" style:font-weight-asian="normal" style:font-weight-complex="normal"/>
    </style:style>
    <style:style style:name="T3" style:family="text">
      <style:text-properties fo:font-weight="normal" officeooo:rsid="000649b6" style:font-weight-asian="normal" style:font-weight-complex="normal"/>
    </style:style>
    <style:style style:name="T4" style:family="text">
      <style:text-properties fo:font-weight="normal" officeooo:rsid="00082a24" style:font-weight-asian="normal" style:font-weight-complex="normal"/>
    </style:style>
    <style:style style:name="T5" style:family="text">
      <style:text-properties fo:font-weight="normal" officeooo:rsid="0009cd78" style:font-weight-asian="normal" style:font-weight-complex="normal"/>
    </style:style>
    <style:style style:name="T6" style:family="text">
      <style:text-properties fo:font-weight="normal" officeooo:rsid="000a06b5" style:font-weight-asian="normal" style:font-weight-complex="normal"/>
    </style:style>
    <style:style style:name="T7" style:family="text">
      <style:text-properties fo:font-weight="normal" officeooo:rsid="000c5688" style:font-weight-asian="normal" style:font-weight-complex="normal"/>
    </style:style>
    <style:style style:name="T8" style:family="text">
      <style:text-properties fo:font-weight="normal" officeooo:rsid="000f5748" style:font-weight-asian="normal" style:font-weight-complex="normal"/>
    </style:style>
    <style:style style:name="T9" style:family="text">
      <style:text-properties fo:font-weight="normal" officeooo:rsid="00106528" style:font-weight-asian="normal" style:font-weight-complex="normal"/>
    </style:style>
    <style:style style:name="T10" style:family="text">
      <style:text-properties fo:font-weight="normal" officeooo:rsid="00129348" style:font-weight-asian="normal" style:font-weight-complex="normal"/>
    </style:style>
    <style:style style:name="T11" style:family="text">
      <style:text-properties fo:font-weight="normal" officeooo:rsid="00144d84" style:font-weight-asian="normal" style:font-weight-complex="normal"/>
    </style:style>
    <style:style style:name="T12" style:family="text">
      <style:text-properties fo:font-weight="normal" officeooo:rsid="001475d8" style:font-weight-asian="normal" style:font-weight-complex="normal"/>
    </style:style>
    <style:style style:name="T13" style:family="text">
      <style:text-properties fo:font-weight="normal" officeooo:rsid="00148a47" style:font-weight-asian="normal" style:font-weight-complex="normal"/>
    </style:style>
    <style:style style:name="T14" style:family="text">
      <style:text-properties fo:font-weight="normal" officeooo:rsid="00155eed" style:font-weight-asian="normal" style:font-weight-complex="normal"/>
    </style:style>
    <style:style style:name="T15" style:family="text">
      <style:text-properties fo:font-weight="normal" officeooo:rsid="0019f649" style:font-weight-asian="normal" style:font-weight-complex="normal"/>
    </style:style>
    <style:style style:name="T16" style:family="text">
      <style:text-properties fo:font-weight="normal" officeooo:rsid="001c2347" style:font-weight-asian="normal" style:font-weight-complex="normal"/>
    </style:style>
    <style:style style:name="T17" style:family="text">
      <style:text-properties fo:font-weight="normal" officeooo:rsid="00436df1" style:font-weight-asian="normal" style:font-weight-complex="normal"/>
    </style:style>
    <style:style style:name="T18" style:family="text">
      <style:text-properties fo:font-weight="normal" officeooo:rsid="004495ab" style:font-weight-asian="normal" style:font-weight-complex="normal"/>
    </style:style>
    <style:style style:name="T19" style:family="text">
      <style:text-properties fo:font-weight="normal" officeooo:rsid="004663fa" style:font-weight-asian="normal" style:font-weight-complex="normal"/>
    </style:style>
    <style:style style:name="T20" style:family="text">
      <style:text-properties fo:font-weight="normal" officeooo:rsid="00489f85" style:font-weight-asian="normal" style:font-weight-complex="normal"/>
    </style:style>
    <style:style style:name="T21" style:family="text">
      <style:text-properties fo:font-weight="normal" officeooo:rsid="004a73b3" style:font-weight-asian="normal" style:font-weight-complex="normal"/>
    </style:style>
    <style:style style:name="T22" style:family="text">
      <style:text-properties fo:font-weight="normal" officeooo:rsid="004b23b4" style:font-weight-asian="normal" style:font-weight-complex="normal"/>
    </style:style>
    <style:style style:name="T23" style:family="text">
      <style:text-properties fo:font-weight="normal" officeooo:rsid="004ba832" style:font-weight-asian="normal" style:font-weight-complex="normal"/>
    </style:style>
    <style:style style:name="T24" style:family="text">
      <style:text-properties fo:font-weight="normal" officeooo:rsid="004bf1f9" style:font-weight-asian="normal" style:font-weight-complex="normal"/>
    </style:style>
    <style:style style:name="T25" style:family="text">
      <style:text-properties fo:font-weight="normal" officeooo:rsid="004ef6cc" style:font-weight-asian="normal" style:font-weight-complex="normal"/>
    </style:style>
    <style:style style:name="T26" style:family="text">
      <style:text-properties fo:font-weight="normal" officeooo:rsid="004ef6fe" style:font-weight-asian="normal" style:font-weight-complex="normal"/>
    </style:style>
    <style:style style:name="T27" style:family="text">
      <style:text-properties fo:font-weight="normal" officeooo:rsid="00525130" style:font-weight-asian="normal" style:font-weight-complex="normal"/>
    </style:style>
    <style:style style:name="T28" style:family="text">
      <style:text-properties fo:font-weight="normal" officeooo:rsid="0052e719" style:font-weight-asian="normal" style:font-weight-complex="normal"/>
    </style:style>
    <style:style style:name="T29" style:family="text">
      <style:text-properties fo:font-weight="normal" officeooo:rsid="005bd267" style:font-weight-asian="normal" style:font-weight-complex="normal"/>
    </style:style>
    <style:style style:name="T30" style:family="text">
      <style:text-properties fo:font-weight="normal" officeooo:rsid="0079c900" style:font-weight-asian="normal" style:font-weight-complex="normal"/>
    </style:style>
    <style:style style:name="T31" style:family="text">
      <style:text-properties fo:font-weight="normal" officeooo:rsid="007a6a43" style:font-weight-asian="normal" style:font-weight-complex="normal"/>
    </style:style>
    <style:style style:name="T32" style:family="text">
      <style:text-properties fo:font-weight="normal" officeooo:rsid="007bf83e" style:font-weight-asian="normal" style:font-weight-complex="normal"/>
    </style:style>
    <style:style style:name="T33" style:family="text">
      <style:text-properties fo:font-weight="normal" officeooo:rsid="007fc5a5" style:font-weight-asian="normal" style:font-weight-complex="normal"/>
    </style:style>
    <style:style style:name="T34" style:family="text">
      <style:text-properties fo:font-weight="normal" officeooo:rsid="0080dd41" style:font-weight-asian="normal" style:font-weight-complex="normal"/>
    </style:style>
    <style:style style:name="T35" style:family="text">
      <style:text-properties fo:font-weight="normal" officeooo:rsid="0081f82a" style:font-weight-asian="normal" style:font-weight-complex="normal"/>
    </style:style>
    <style:style style:name="T36" style:family="text">
      <style:text-properties fo:font-weight="normal" officeooo:rsid="0082998b" style:font-weight-asian="normal" style:font-weight-complex="normal"/>
    </style:style>
    <style:style style:name="T37" style:family="text">
      <style:text-properties fo:font-weight="normal" officeooo:rsid="0083ec84" style:font-weight-asian="normal" style:font-weight-complex="normal"/>
    </style:style>
    <style:style style:name="T38" style:family="text">
      <style:text-properties fo:font-weight="normal" officeooo:rsid="008515aa" style:font-weight-asian="normal" style:font-weight-complex="normal"/>
    </style:style>
    <style:style style:name="T39" style:family="text">
      <style:text-properties fo:font-weight="normal" officeooo:rsid="008554e6" style:font-weight-asian="normal" style:font-weight-complex="normal"/>
    </style:style>
    <style:style style:name="T40" style:family="text">
      <style:text-properties fo:font-weight="normal" officeooo:rsid="008a5362" style:font-weight-asian="normal" style:font-weight-complex="normal"/>
    </style:style>
    <style:style style:name="T41" style:family="text">
      <style:text-properties fo:font-weight="normal" officeooo:rsid="008c07ca" style:font-weight-asian="normal" style:font-weight-complex="normal"/>
    </style:style>
    <style:style style:name="T42" style:family="text">
      <style:text-properties fo:font-weight="normal" officeooo:rsid="00a2edf2" style:font-weight-asian="normal" style:font-weight-complex="normal"/>
    </style:style>
    <style:style style:name="T43" style:family="text">
      <style:text-properties fo:font-weight="normal" officeooo:rsid="00a47e50" style:font-weight-asian="normal" style:font-weight-complex="normal"/>
    </style:style>
    <style:style style:name="T44" style:family="text">
      <style:text-properties fo:font-weight="normal" officeooo:rsid="00a53316" style:font-weight-asian="normal" style:font-weight-complex="normal"/>
    </style:style>
    <style:style style:name="T45" style:family="text">
      <style:text-properties fo:font-weight="normal" officeooo:rsid="00a6a60c" style:font-weight-asian="normal" style:font-weight-complex="normal"/>
    </style:style>
    <style:style style:name="T46" style:family="text">
      <style:text-properties fo:font-weight="normal" officeooo:rsid="00aa5db2" style:font-weight-asian="normal" style:font-weight-complex="normal"/>
    </style:style>
    <style:style style:name="T47" style:family="text">
      <style:text-properties fo:font-weight="normal" officeooo:rsid="00abed6d" style:font-weight-asian="normal" style:font-weight-complex="normal"/>
    </style:style>
    <style:style style:name="T48" style:family="text">
      <style:text-properties fo:font-weight="normal" officeooo:rsid="00b449d2" style:font-weight-asian="normal" style:font-weight-complex="normal"/>
    </style:style>
    <style:style style:name="T49" style:family="text">
      <style:text-properties fo:font-weight="normal" officeooo:rsid="00b876f4" style:font-weight-asian="normal" style:font-weight-complex="normal"/>
    </style:style>
    <style:style style:name="T50" style:family="text">
      <style:text-properties fo:font-weight="normal" officeooo:rsid="00b9acc2" style:font-weight-asian="normal" style:font-weight-complex="normal"/>
    </style:style>
    <style:style style:name="T51" style:family="text">
      <style:text-properties fo:font-weight="normal" officeooo:rsid="00bab2a4" style:font-weight-asian="normal" style:font-weight-complex="normal"/>
    </style:style>
    <style:style style:name="T52" style:family="text">
      <style:text-properties fo:font-weight="normal" officeooo:rsid="00bcc50d" style:font-weight-asian="normal" style:font-weight-complex="normal"/>
    </style:style>
    <style:style style:name="T53" style:family="text">
      <style:text-properties fo:font-weight="normal" officeooo:rsid="00bcd40a" style:font-weight-asian="normal" style:font-weight-complex="normal"/>
    </style:style>
    <style:style style:name="T54" style:family="text">
      <style:text-properties fo:font-weight="normal" officeooo:rsid="00be9ffa" style:font-weight-asian="normal" style:font-weight-complex="normal"/>
    </style:style>
    <style:style style:name="T55" style:family="text">
      <style:text-properties fo:font-weight="normal" officeooo:rsid="00bff05b" style:font-weight-asian="normal" style:font-weight-complex="normal"/>
    </style:style>
    <style:style style:name="T56" style:family="text">
      <style:text-properties fo:font-weight="normal" officeooo:rsid="00c10fd4" style:font-weight-asian="normal" style:font-weight-complex="normal"/>
    </style:style>
    <style:style style:name="T57" style:family="text">
      <style:text-properties fo:font-weight="normal" officeooo:rsid="00c54637" style:font-weight-asian="normal" style:font-weight-complex="normal"/>
    </style:style>
    <style:style style:name="T58" style:family="text">
      <style:text-properties fo:font-weight="normal" officeooo:rsid="00c6134d" style:font-weight-asian="normal" style:font-weight-complex="normal"/>
    </style:style>
    <style:style style:name="T59" style:family="text">
      <style:text-properties fo:font-weight="normal" officeooo:rsid="00c724e1" style:font-weight-asian="normal" style:font-weight-complex="normal"/>
    </style:style>
    <style:style style:name="T60" style:family="text">
      <style:text-properties fo:font-weight="normal" officeooo:rsid="00caa27a" style:font-weight-asian="normal" style:font-weight-complex="normal"/>
    </style:style>
    <style:style style:name="T61" style:family="text">
      <style:text-properties officeooo:rsid="000649b6"/>
    </style:style>
    <style:style style:name="T62" style:family="text">
      <style:text-properties officeooo:rsid="00082a24"/>
    </style:style>
    <style:style style:name="T63" style:family="text">
      <style:text-properties officeooo:rsid="0009cd78"/>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fo:font-weight="normal" officeooo:rsid="0009cd78" style:font-weight-asian="normal" style:font-weight-complex="normal"/>
    </style:style>
    <style:style style:name="T67" style:family="text">
      <style:text-properties style:text-underline-style="solid" style:text-underline-width="auto" style:text-underline-color="font-color" fo:font-weight="normal" officeooo:rsid="000f5748" style:font-weight-asian="normal" style:font-weight-complex="normal"/>
    </style:style>
    <style:style style:name="T68" style:family="text">
      <style:text-properties style:text-underline-style="solid" style:text-underline-width="auto" style:text-underline-color="font-color" fo:font-weight="normal" officeooo:rsid="00b9acc2" style:font-weight-asian="normal" style:font-weight-complex="normal"/>
    </style:style>
    <style:style style:name="T69" style:family="text">
      <style:text-properties style:text-underline-style="solid" style:text-underline-width="auto" style:text-underline-color="font-color" officeooo:rsid="009b06d9"/>
    </style:style>
    <style:style style:name="T70" style:family="text">
      <style:text-properties style:text-underline-style="solid" style:text-underline-width="auto" style:text-underline-color="font-color" officeooo:rsid="0095d249"/>
    </style:style>
    <style:style style:name="T71" style:family="text">
      <style:text-properties fo:font-style="italic" fo:font-weight="normal" officeooo:rsid="00144d84" style:font-style-asian="italic" style:font-weight-asian="normal" style:font-style-complex="italic" style:font-weight-complex="normal"/>
    </style:style>
    <style:style style:name="T72" style:family="text">
      <style:text-properties fo:font-style="italic" style:font-style-asian="italic" style:font-style-complex="italic"/>
    </style:style>
    <style:style style:name="T73" style:family="text">
      <style:text-properties fo:font-style="italic" officeooo:rsid="003d1a93" style:font-style-asian="italic" style:font-style-complex="italic"/>
    </style:style>
    <style:style style:name="T74" style:family="text">
      <style:text-properties officeooo:rsid="00155eed"/>
    </style:style>
    <style:style style:name="T75" style:family="text">
      <style:text-properties officeooo:rsid="001c2347"/>
    </style:style>
    <style:style style:name="T76" style:family="text">
      <style:text-properties style:text-underline-style="none"/>
    </style:style>
    <style:style style:name="T77" style:family="text">
      <style:text-properties style:text-underline-style="none" officeooo:rsid="001f52d6"/>
    </style:style>
    <style:style style:name="T78" style:family="text">
      <style:text-properties style:text-underline-style="none" officeooo:rsid="0021fd4a"/>
    </style:style>
    <style:style style:name="T79" style:family="text">
      <style:text-properties officeooo:rsid="0023f2a0"/>
    </style:style>
    <style:style style:name="T80" style:family="text">
      <style:text-properties officeooo:rsid="00245dc6"/>
    </style:style>
    <style:style style:name="T81" style:family="text">
      <style:text-properties fo:font-weight="bold" style:font-weight-asian="bold" style:font-weight-complex="bold"/>
    </style:style>
    <style:style style:name="T82" style:family="text">
      <style:text-properties fo:font-weight="bold" officeooo:rsid="00255c68" style:font-weight-asian="bold" style:font-weight-complex="bold"/>
    </style:style>
    <style:style style:name="T83" style:family="text">
      <style:text-properties fo:font-weight="bold" officeooo:rsid="002d88ca" style:font-weight-asian="bold" style:font-weight-complex="bold"/>
    </style:style>
    <style:style style:name="T84" style:family="text">
      <style:text-properties fo:font-weight="bold" officeooo:rsid="002a9752" style:font-weight-asian="bold" style:font-weight-complex="bold"/>
    </style:style>
    <style:style style:name="T85" style:family="text">
      <style:text-properties fo:font-weight="bold" officeooo:rsid="005de3ce" style:font-weight-asian="bold" style:font-weight-complex="bold"/>
    </style:style>
    <style:style style:name="T86" style:family="text">
      <style:text-properties fo:font-weight="bold" officeooo:rsid="0065d774" style:font-weight-asian="bold" style:font-weight-complex="bold"/>
    </style:style>
    <style:style style:name="T87" style:family="text">
      <style:text-properties fo:font-weight="bold" officeooo:rsid="00676b82" style:font-weight-asian="bold" style:font-weight-complex="bold"/>
    </style:style>
    <style:style style:name="T88" style:family="text">
      <style:text-properties fo:font-weight="bold" officeooo:rsid="006954f8" style:font-weight-asian="bold" style:font-weight-complex="bold"/>
    </style:style>
    <style:style style:name="T89" style:family="text">
      <style:text-properties fo:font-weight="bold" officeooo:rsid="006e2727" style:font-weight-asian="bold" style:font-weight-complex="bold"/>
    </style:style>
    <style:style style:name="T90" style:family="text">
      <style:text-properties fo:font-weight="bold" officeooo:rsid="008dd89c" style:font-weight-asian="bold" style:font-weight-complex="bold"/>
    </style:style>
    <style:style style:name="T91" style:family="text">
      <style:text-properties fo:font-weight="bold" officeooo:rsid="0095d249" style:font-weight-asian="bold" style:font-weight-complex="bold"/>
    </style:style>
    <style:style style:name="T92" style:family="text">
      <style:text-properties officeooo:rsid="0025b350"/>
    </style:style>
    <style:style style:name="T93" style:family="text">
      <style:text-properties officeooo:rsid="0028add9"/>
    </style:style>
    <style:style style:name="T94" style:family="text">
      <style:text-properties officeooo:rsid="002a9752"/>
    </style:style>
    <style:style style:name="T95" style:family="text">
      <style:text-properties officeooo:rsid="002e9e9d"/>
    </style:style>
    <style:style style:name="T96" style:family="text">
      <style:text-properties officeooo:rsid="002f8b1e"/>
    </style:style>
    <style:style style:name="T97" style:family="text">
      <style:text-properties officeooo:rsid="003017ed"/>
    </style:style>
    <style:style style:name="T98" style:family="text">
      <style:text-properties fo:font-style="normal" style:font-style-asian="normal" style:font-style-complex="normal"/>
    </style:style>
    <style:style style:name="T99" style:family="text">
      <style:text-properties fo:font-style="normal" officeooo:rsid="003f8eae" style:font-style-asian="normal" style:font-style-complex="normal"/>
    </style:style>
    <style:style style:name="T100" style:family="text">
      <style:text-properties fo:font-style="normal" officeooo:rsid="003fab52" style:font-style-asian="normal" style:font-style-complex="normal"/>
    </style:style>
    <style:style style:name="T101" style:family="text">
      <style:text-properties fo:font-variant="normal" fo:text-transform="none" fo:color="#000000" style:text-position="sub 58%" fo:letter-spacing="normal" fo:font-style="normal" officeooo:rsid="01d185c5"/>
    </style:style>
    <style:style style:name="T102" style:family="text">
      <style:text-properties fo:font-variant="normal" fo:text-transform="none" fo:color="#000000" style:text-position="0% 100%" fo:letter-spacing="normal" fo:font-style="normal" officeooo:rsid="01d185c5"/>
    </style:style>
    <style:style style:name="T103" style:family="text">
      <style:text-properties fo:font-variant="normal" fo:text-transform="none" fo:color="#000000" style:text-position="0% 100%" fo:letter-spacing="normal" fo:font-style="normal" officeooo:rsid="01d17b23"/>
    </style:style>
    <style:style style:name="T104" style:family="text">
      <style:text-properties fo:font-variant="normal" fo:text-transform="none" fo:color="#000000" style:text-position="0% 100%" fo:letter-spacing="normal" fo:font-style="normal" officeooo:rsid="003017ed"/>
    </style:style>
    <style:style style:name="T105" style:family="text">
      <style:text-properties fo:font-variant="normal" fo:text-transform="none" fo:color="#000000" style:text-position="0% 100%" fo:letter-spacing="normal" fo:font-style="normal" officeooo:rsid="0031636c"/>
    </style:style>
    <style:style style:name="T106" style:family="text">
      <style:text-properties fo:font-variant="normal" fo:text-transform="none" fo:color="#000000" fo:letter-spacing="normal" fo:font-style="normal" officeooo:rsid="01d17b23"/>
    </style:style>
    <style:style style:name="T107" style:family="text">
      <style:text-properties officeooo:rsid="0033b331"/>
    </style:style>
    <style:style style:name="T108" style:family="text">
      <style:text-properties officeooo:rsid="00388628"/>
    </style:style>
    <style:style style:name="T109" style:family="text">
      <style:text-properties officeooo:rsid="0038f70e"/>
    </style:style>
    <style:style style:name="T110" style:family="text">
      <style:text-properties officeooo:rsid="003a48cc"/>
    </style:style>
    <style:style style:name="T111" style:family="text">
      <style:text-properties officeooo:rsid="003b96c4"/>
    </style:style>
    <style:style style:name="T112" style:family="text">
      <style:text-properties officeooo:rsid="003d1a93"/>
    </style:style>
    <style:style style:name="T113" style:family="text">
      <style:text-properties officeooo:rsid="003e7657"/>
    </style:style>
    <style:style style:name="T114" style:family="text">
      <style:text-properties officeooo:rsid="004495ab"/>
    </style:style>
    <style:style style:name="T115" style:family="text">
      <style:text-properties officeooo:rsid="004663fa"/>
    </style:style>
    <style:style style:name="T116" style:family="text">
      <style:text-properties style:text-position="sub 58%" fo:font-weight="normal" style:font-weight-asian="normal" style:font-weight-complex="normal"/>
    </style:style>
    <style:style style:name="T117" style:family="text">
      <style:text-properties style:text-position="sub 58%" fo:font-weight="normal" officeooo:rsid="004663fa" style:font-weight-asian="normal" style:font-weight-complex="normal"/>
    </style:style>
    <style:style style:name="T118" style:family="text">
      <style:text-properties officeooo:rsid="004a73b3"/>
    </style:style>
    <style:style style:name="T119" style:family="text">
      <style:text-properties officeooo:rsid="004ba832"/>
    </style:style>
    <style:style style:name="T120" style:family="text">
      <style:text-properties officeooo:rsid="005dbf36"/>
    </style:style>
    <style:style style:name="T121" style:family="text">
      <style:text-properties officeooo:rsid="005de3ce"/>
    </style:style>
    <style:style style:name="T122" style:family="text">
      <style:text-properties officeooo:rsid="00624284"/>
    </style:style>
    <style:style style:name="T123" style:family="text">
      <style:text-properties officeooo:rsid="0065d774"/>
    </style:style>
    <style:style style:name="T124" style:family="text">
      <style:text-properties officeooo:rsid="00676b82"/>
    </style:style>
    <style:style style:name="T125" style:family="text">
      <style:text-properties officeooo:rsid="006954f8"/>
    </style:style>
    <style:style style:name="T126" style:family="text">
      <style:text-properties officeooo:rsid="006c874b"/>
    </style:style>
    <style:style style:name="T127" style:family="text">
      <style:text-properties officeooo:rsid="006e2727"/>
    </style:style>
    <style:style style:name="T128" style:family="text">
      <style:text-properties style:text-position="super 58%" officeooo:rsid="006e2727"/>
    </style:style>
    <style:style style:name="T129" style:family="text">
      <style:text-properties officeooo:rsid="007a6a43"/>
    </style:style>
    <style:style style:name="T130" style:family="text">
      <style:text-properties officeooo:rsid="007bf83e"/>
    </style:style>
    <style:style style:name="T131" style:family="text">
      <style:text-properties officeooo:rsid="007fc5a5"/>
    </style:style>
    <style:style style:name="T132" style:family="text">
      <style:text-properties officeooo:rsid="0082998b"/>
    </style:style>
    <style:style style:name="T133" style:family="text">
      <style:text-properties officeooo:rsid="008db114"/>
    </style:style>
    <style:style style:name="T134" style:family="text">
      <style:text-properties officeooo:rsid="008f64df"/>
    </style:style>
    <style:style style:name="T135" style:family="text">
      <style:text-properties officeooo:rsid="00948f9e"/>
    </style:style>
    <style:style style:name="T136" style:family="text">
      <style:text-properties officeooo:rsid="0095d249"/>
    </style:style>
    <style:style style:name="T137" style:family="text">
      <style:text-properties officeooo:rsid="009b06d9"/>
    </style:style>
    <style:style style:name="T138" style:family="text">
      <style:text-properties officeooo:rsid="009ffc72"/>
    </style:style>
    <style:style style:name="T139" style:family="text">
      <style:text-properties officeooo:rsid="00a11f42"/>
    </style:style>
    <style:style style:name="T140" style:family="text">
      <style:text-properties officeooo:rsid="00a2d06a"/>
    </style:style>
    <style:style style:name="T141" style:family="text">
      <style:text-properties officeooo:rsid="00a53316"/>
    </style:style>
    <style:style style:name="T142" style:family="text">
      <style:text-properties officeooo:rsid="00b449d2"/>
    </style:style>
    <style:style style:name="T143" style:family="text">
      <style:text-properties officeooo:rsid="00b876f4"/>
    </style:style>
    <style:style style:name="T144" style:family="text">
      <style:text-properties officeooo:rsid="00bcc50d"/>
    </style:style>
    <style:style style:name="T145" style:family="text">
      <style:text-properties officeooo:rsid="00be9ffa"/>
    </style:style>
    <style:style style:name="T146" style:family="text">
      <style:text-properties officeooo:rsid="00c10fd4"/>
    </style:style>
    <style:style style:name="T147" style:family="text">
      <style:text-properties officeooo:rsid="00c6134d"/>
    </style:style>
    <style:style style:name="T148" style:family="text">
      <style:text-properties officeooo:rsid="00c724e1"/>
    </style:style>
    <style:style style:name="T149" style:family="text">
      <style:text-properties officeooo:rsid="00032c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istemi Operativi</text:p>
      <text:p text:style-name="P45"/>
      <text:p text:style-name="P1">Processi</text:p>
      <text:p text:style-name="P3"><text:span text:style-name="T1"/></text:p>
      <text:p text:style-name="P3"><text:span text:style-name="T1">Un processo è un programma in esecuzione, può cambiare stato tra new, ready, running, waiting, terminated. </text:span><text:span text:style-name="T8">Un processo necessita del </text:span><text:span text:style-name="T67">Program Counter</text:span><text:span text:style-name="T8"> (per memorizzare l’istruzione successiva da eseguire, </text:span><text:span text:style-name="T9">questo rende il processo un’entità attiva</text:span><text:span text:style-name="T8">), dei </text:span><text:span text:style-name="T67">registri</text:span><text:span text:style-name="T8"> della CPU, uno </text:span><text:span text:style-name="T67">stack</text:span><text:span text:style-name="T8"> (per gli indirizzi di rientro, ed altro), una zona di memoria per le </text:span><text:span text:style-name="T67">variabili globali</text:span><text:span text:style-name="T8">, e un </text:span><text:span text:style-name="T67">heap</text:span><text:span text:style-name="T8"> (memoria dinamica per gli oggetti).</text:span></text:p>
      <text:p text:style-name="P3"><text:span text:style-name="T2">Ogni processo è rappresentato dal proprio Process Control Block (</text:span><text:span text:style-name="T149">PCB</text:span><text:span text:style-name="T2">), che memorizza </text:span><text:span text:style-name="T10">principalmente lo stato del processo (uno dei 5), il Program Counter, i registri di CPU, le informazioni sullo scheduling (come priorità, code di scheduling, …), informazioni sulla gestione della memoria (page tables, …), informazioni sullo stato dell’I/O e sulla contabilizzazione delle risorse (il tempo in cui rimane attivo nella CPU, </text:span><text:span text:style-name="T60">ecc</text:span><text:span text:style-name="T10">).</text:span></text:p>
      <text:p text:style-name="P4"><text:span text:style-name="T3">Quando non è in esecuzione il PCB del processo può essere inserito nella </text:span><text:span text:style-name="T61">waiting queue</text:span><text:span text:style-name="T3"> (una waiting queue può essere la I/O queue quando è in attesa di completamento di un processo di I/O) oppure nella </text:span><text:span text:style-name="T61">ready queue</text:span><text:span text:style-name="T3"> (quando è in attesa di essere processato dalla CPU). </text:span></text:p>
      <text:p text:style-name="P5"><text:span text:style-name="T3">S</text:span><text:span text:style-name="T1">e si vogliono eseguire più processi di quelli che starebbero nella memoria principale, si spostano nella memoria secondaria (</text:span>spooling<text:span text:style-name="T1">).</text:span></text:p>
      <text:p text:style-name="P4"><text:span text:style-name="T4">Il long-term scheduler (</text:span><text:span text:style-name="T62">job scheduler</text:span><text:span text:style-name="T4">) preleva processi pronti da eseguire dalla memoria secondaria per metterli nella memoria principale, determina quindi i processi che saranno eseguiti in futuro. </text:span><text:span text:style-name="T12">Ha quindi la funzione di controllo del grado di multiprogrammazione (determina il numero di processi presenti in memoria centrale) </text:span><text:span text:style-name="T13">e deve anche bilanciare processi con prevalenza di I/O e processi con prevalenza di elaborazione</text:span><text:span text:style-name="T12">.</text:span><text:span text:style-name="T4"> Il short-term scheduler (</text:span><text:span text:style-name="T62">CPU scheduler</text:span><text:span text:style-name="T4">) preleva un processo dalla memoria centrale per portarlo in CPU ed eseguirlo </text:span><text:span text:style-name="T11">(</text:span><text:span text:style-name="T71">dispatched</text:span><text:span text:style-name="T11">)</text:span><text:span text:style-name="T4">, questo scheduler interviene molto più frequentemente. I</text:span><text:span text:style-name="T14">l </text:span><text:span text:style-name="T74">medium-term scheduler</text:span><text:span text:style-name="T14"> è un livello di scheduling intermedio presente in sistemi operativi ad esempio con partizione del tempo, la sua funzione è rimuovere se necessario processi dalla memoria e successivamente reimmetterli (</text:span><text:span text:style-name="T74">swapping</text:span><text:span text:style-name="T14">).</text:span></text:p>
      <text:p text:style-name="P4"><text:span text:style-name="T4">I processi possono creare processi figli, vi è la possibilità che un processo ne termini un altro, ma può solo se quest’altro è suo figlio. </text:span><text:span text:style-name="T15">Vi sono due possibilità di gestione dello spazio di indirizzi in caso di processi figli: il processo figlio è duplicato dal padre, nel processo figlio si carica un nuovo programma.</text:span></text:p>
      <text:p text:style-name="P4"><text:span text:style-name="T5">I processi in esecuzione possono comunicare tra loro (sono quindi </text:span><text:span text:style-name="T63">cooperanti</text:span><text:span text:style-name="T5">) o meno (sono </text:span><text:span text:style-name="T63">indipendenti</text:span><text:span text:style-name="T5">). Per quelli che comunicano tra loro vi sono due schemi principali: comunicazione tramite </text:span><text:span text:style-name="T66">memoria condivisa</text:span><text:span text:style-name="T5"> o </text:span><text:span text:style-name="T66">scambio di messaggi</text:span><text:span text:style-name="T5">. </text:span><text:span text:style-name="T6">Nel primo caso si attribuisce uno spazio di memoria a cui entrambi i processi possono accedere, nel secondo caso è il SO a occuparsi dello scambio dei messaggi. Tali schemi possono essere adottati insieme</text:span></text:p>
      <text:p text:style-name="P6"><text:span text:style-name="T6">L</text:span><text:span text:style-name="T1">a comunicazione </text:span>client/server<text:span text:style-name="T1"> può impiegare: socket (coppia di socket che comunicano tra loro), RPC (invocazione di una procedura che risiede su un’altra macchina) o RMI (versione in Java delle RPC, </text:span><text:span text:style-name="T7">la differenza è che queste possono trasferire oggetti, le RPC solo strutture dati standard</text:span><text:span text:style-name="T1">).</text:span></text:p>
      <text:p text:style-name="P46"><text:soft-page-break/>L’indirizzo 127.0.0.1 noto come loopback simula un client/server sulla stessa macchina.</text:p>
      <text:p text:style-name="P46"/>
      <text:p text:style-name="P1">Thread</text:p>
      <text:p text:style-name="P47"/>
      <text:p text:style-name="P47">Un thread è un percorso di controllo d’esecuzione all’interno di un processo. Più thread in un processo condividono lo <text:span text:style-name="T64">stesso spazio di indirizzi</text:span><text:span text:style-name="T76"> </text:span><text:span text:style-name="T77">(mentre ogni processo ha il proprio spazio di indirizzi, diverso dagli altri processi) </text:span><text:span text:style-name="T78">questo implica la condivisione della memoria su cui lavorano</text:span>. I thread a livello utente richiedono minor tempo per essere creati e gestiti rispetto a quelli a livello kernel. </text:p>
      <text:p text:style-name="P2"><text:span text:style-name="T1">Vi sono quindi tre modelli che descrivono le relazioni thread-utente / thread-kernel: da molti a uno (più thread a livello utente sono associati ad un thread a livello kernel), da uno a uno (associa un thread a livello utente con uno a livello kernel), </text:span><text:span text:style-name="T16">da molti a molti (più thread a livello utente sono associati a un numero minore o uguale di thread a livello kernel.</text:span></text:p>
      <text:p text:style-name="P48"/>
      <text:p text:style-name="P7"><text:span text:style-name="T75">C</text:span>PU Scheduling</text:p>
      <text:p text:style-name="P49"/>
      <text:p text:style-name="P49">Lo scheduling della CPU consiste nella scelta di un processo dalla <text:span text:style-name="T92">ready-queue</text:span> a cui assegnare la CPU. </text:p>
      <text:p text:style-name="P52">Si parla di <text:span text:style-name="T81">scheduling preemptive</text:span> quando lo scheduling interviene solo se il processo termina o passa da solo dallo stato di esecuzione allo stato di attesa <text:span text:style-name="T93">(si può sottrarre un processo alla CPU prima che lui non ne necessiti più)</text:span>, si parla di <text:span text:style-name="T81">scheduling non-preemptive</text:span> se lo scheduling interviene anche per portare un processo dallo stato running allo stato ready o dallo stato waiting allo stato ready <text:span text:style-name="T93">(una volta data la CPU ad un processo gliela si lascia finché non ne ha più bisogno).</text:span></text:p>
      <text:p text:style-name="P52"><text:span text:style-name="T93">Il </text:span><text:span text:style-name="T84">dispatcher</text:span><text:span text:style-name="T94"> è il modulo che passa effettivamente il controllo della CPU ai processi scelti dal short-term scheduler. Esegue: il context-switch, il passaggio alla modalità utente e il salto alla giusta posizione del programma per avviarne l’esecuzione.</text:span></text:p>
      <text:p text:style-name="P53">I criteri di scheduling sono:</text:p>
      <text:p text:style-name="P53">- <text:span text:style-name="T83">U</text:span><text:span text:style-name="T81">tilizzo della CPU</text:span> (massimo), nella realtà si va da un 40 a un 90 percento di utilizzo.</text:p>
      <text:p text:style-name="P53">- <text:span text:style-name="T81">Throughput</text:span> (massimo), il numero di processi completati nell’unità di tempo.</text:p>
      <text:p text:style-name="P53">- <text:span text:style-name="T81">Turnaround time</text:span> [tempo di completamento] (minimo), l’intervallo che intercorre tra la sottomissione del processo a il completamento totale dell’esecuzione.</text:p>
      <text:p text:style-name="P53">- <text:span text:style-name="T81">Waiting time</text:span> (minimo), è la somma degli intervalli d’attesa passati nella ready-queue.</text:p>
      <text:p text:style-name="P53">- <text:span text:style-name="T81">Response time</text:span> (minimo), è il tempo che intercorre tra la sottomissione di una richiesta e la prima risposta prodotta. <text:span text:style-name="T95">Algoritmi di scheduling:</text:span></text:p>
      <text:p text:style-name="P49"><text:span text:style-name="T81">First Come First Served (FCFS)</text:span>, è il più semplice, <text:span text:style-name="T96">tuttavia</text:span> può far si che brevi processi attendano processi molto lunghi, <text:span text:style-name="T96">questo rende il tempo medio d’attesa abbastanza lungo</text:span>. <text:span text:style-name="T80">Questo algoritmo è non-preemptive.</text:span></text:p>
      <text:p text:style-name="P51"><text:span text:style-name="T81">Shortest Job First (SJF)</text:span>, è l’algoritmo di scheduling ottimale, ma il più difficile da implementare in quanto <text:span text:style-name="T96">ordina i processi da eseguire in base alla lunghezza delle operazioni da effettuare sulla CPU, i processi più brevi hanno maggiore priorità. E’</text:span> difficile <text:span text:style-name="T96">però</text:span> prevedere la lunghezza della successiva sequenza di operazioni della CPU. </text:p>
      <text:p text:style-name="P51"><text:soft-page-break/><text:span text:style-name="T97">Per stimare la lunghezza delle successive sequenze si usa la formula </text:span><text:span text:style-name="T106">τ</text:span><text:span text:style-name="T101">n+1</text:span><text:span text:style-name="T102"> = αt</text:span><text:span text:style-name="T101">n</text:span><text:span text:style-name="T102"> + (1 – α)</text:span><text:span text:style-name="T103">τ</text:span><text:span text:style-name="T101">n</text:span><text:span text:style-name="T102"> </text:span><text:span text:style-name="T104">(in cui si stima il futuro attribuendo molta importanza alla storia passata [</text:span><text:span text:style-name="T102">α</text:span><text:span text:style-name="T104">=0] o </text:span><text:span text:style-name="T105">molta</text:span><text:span text:style-name="T104"> importanza alla storia recente [</text:span><text:span text:style-name="T102">α</text:span><text:span text:style-name="T104">=1]).</text:span></text:p>
      <text:p text:style-name="P50">Questo algoritmo è un caso particolare dell’algoritmo generale di <text:span text:style-name="T64">scheduling per priorità</text:span>, che si limita ad assegnare la CPU al processo con priorità più elevata. Il SJF ma in generale lo scheduling per priorità hanno potenziali problemi di <text:span text:style-name="T64">starvation</text:span> (ovvero processi con priorità basse potrebbero non essere mai eseguiti), questo può essere risolto tramite l’<text:span text:style-name="T64">aging</text:span>, ovvero con il passare del tempo la priorità dei processi in coda aumenta. <text:span text:style-name="T80">Questo algoritmo può essere sia preemptive che non-preemptive.</text:span></text:p>
      <text:p text:style-name="P49"><text:span text:style-name="T81">Round Robin (RR)</text:span>, è un algoritmo estremamente adatto per un sistema a tempo ripartito: si assegna <text:s/>la CPU al primo processo della coda dei processi pronti per q unità di tempo, <text:span text:style-name="T107">dopodiché</text:span> si <text:span text:style-name="T79">ha la prelazione della CPU e si mette il processo in fondo alla ready-queue. In questo modo ogni processo ottiene 1/n del tempo di elaborazione della CPU in frazioni di al massimo q unità di tempo e non deve quindi attendere per più di (n-1)*q unità di tempo. Il problema principale è la scelta della durata del quanto di tempo, se è troppo lungo lo scheduling RR si riduce a uno FCFS, se è troppo breve il carico di scheduling dovuto al tempo dei context-switch diventa eccessivo. Questo algoritmo è preemptive.</text:span></text:p>
      <text:p text:style-name="P54"><text:span text:style-name="T81">Multi-</text:span><text:span text:style-name="T82">Q</text:span><text:span text:style-name="T81">ueue Scheduling</text:span>, questo algoritmo permette l’uso di diversi algoritm<text:span text:style-name="T108">i</text:span> per diverse classi di processi <text:span text:style-name="T109">(suddivisi in diverse code)</text:span>. Le più comuni sono la coda dei processi interattivi (foreground) con scheduling RR e la coda dei processi a lotti <text:span text:style-name="T109">[batch]</text:span> (background) con scheduling FCFS.</text:p>
      <text:p text:style-name="P54">La versione delle multi-queue con <text:span text:style-name="T64">retroazione</text:span> <text:span text:style-name="T110">(multilevel feedback queue scheduling) </text:span>permettono a un processo di passare da una lista ad un’altra (cambiando<text:span text:style-name="T111">vi</text:span> l’algoritmo di scheduling adottato). </text:p>
      <text:p text:style-name="P55">Spesso i sistemi supportano più processori, in genere ogni processore ha una propria coda di processi ready (o di thread). In caso di multi-processore si possono adottare ulteriori algoritmi: </text:p>
      <text:p text:style-name="P55"><text:span text:style-name="T72">- predilezione </text:span><text:span text:style-name="T73">per il processore: </text:span><text:span text:style-name="T112">per evitare svuotamento e ripopolamento delle cache dei 2 processori, si tende una volta iniziato con un processore a elaborare sempre il processo con lo stesso processore.</text:span></text:p>
      <text:p text:style-name="P55">- <text:span text:style-name="T72">bilanciamento del carico</text:span>: <text:span text:style-name="T112">in modo automatico, o per mezzo di un altro processo i processi attivi sui processori si muovono tra essi per bilanciare (e distribuire) il carico di elaborazione.</text:span></text:p>
      <text:p text:style-name="P55">- <text:span text:style-name="T72">scheduling multi-core</text:span>: <text:span text:style-name="T113">invece che avere più processori distinti (più chip) si ha un unico processore con più unità di calcolo al suo interno.</text:span></text:p>
      <text:p text:style-name="P55">- <text:span text:style-name="T72">sistemi di virtualizzazione</text:span><text:span text:style-name="T98">: </text:span><text:span text:style-name="T99">offre una o più CPU virtuali a ogni macchina virtuale in esecuzione sul sistema, </text:span><text:span text:style-name="T100">spartendo la CPU fisica</text:span><text:span text:style-name="T99">.</text:span></text:p>
      <text:p text:style-name="P56">I sistemi operativi che gestiscono i thread a livello kernel devono occuparsi dello scheduling dei thread, e non di quello dei processi. Quasi tutti i SO attuali utilizzano scheduling basato su priorità e favoriscono in genere i processi interattivi rispetto ai processi a lotti (batch).</text:p>
      <text:p text:style-name="P56"/>
      <text:p text:style-name="P8"/>
      <text:p text:style-name="P8"/>
      <text:p text:style-name="P8"/>
      <text:p text:style-name="P8"><text:soft-page-break/>Sincronizzazione Processi</text:p>
      <text:p text:style-name="P9"><text:span text:style-name="T1"/></text:p>
      <text:p text:style-name="P9"><text:span text:style-name="T1">Dato un gruppo di processi sequenziali cooperanti che condividono dati, è necessario garantirne la mutua esclusione. Si tratta di assicurare una sezione critica di codice sia utilizzabile da un solo processo o thread alla volta, </text:span><text:span text:style-name="T17">per evitare problemi di incoerenza dei dati. </text:span><text:span text:style-name="T18">Quando più processi accedono e modificano gli stessi dati in modo concorrente e i risultati dipendono dall’ordine degli accessi si parla di </text:span><text:span text:style-name="T114">race condition</text:span><text:span text:style-name="T18">.</text:span></text:p>
      <text:p text:style-name="P12"><text:span text:style-name="T18">L</text:span><text:span text:style-name="T1">a </text:span>sezione critica<text:span text:style-name="T1"> è una parte di codice in cui il processo può modificare dati comuni, quando è in esecuzione tale porzione di codice non si deve permettere a nessun altro di entrare nella propria sezione critica. </text:span><text:span text:style-name="T19">L’esecuzione delle sezioni critiche è mutuamente esclusiva nel tempo. Per risolvere il problema della sezione critica vanno rispettati tre requisiti:</text:span></text:p>
      <text:p text:style-name="P12"><text:span text:style-name="T19">- </text:span><text:span text:style-name="T115">Mutua esclusione</text:span><text:span text:style-name="T19">: se il processo P</text:span><text:span text:style-name="T117">i</text:span><text:span text:style-name="T19"> è in esecuzione nella sua sezione critica, nessun altro processo può essere in esecuzione nella propria sezione critica.</text:span></text:p>
      <text:p text:style-name="P12"><text:span text:style-name="T19">- </text:span><text:span text:style-name="T115">Progresso</text:span><text:span text:style-name="T19">: se nessun processo è in esecuzione nella propria sezione critica, e qualche processo desidera entrare nella sua, solo i processi che si trovano fuori dalle proprie sezioni non critiche possono partecipare come candidati ad accedere (quindi quelli che si sono “prenotati”).</text:span></text:p>
      <text:p text:style-name="P12"><text:span text:style-name="T19">- </text:span><text:span text:style-name="T115">Attesa limitata</text:span><text:span text:style-name="T19">: se un processo ha chiesto l’ingresso nella sua sezione critica, esiste un limite al numero di volte che si consente ad altri processi di entrare nella loro (prima o poi questo ci entrerà).</text:span></text:p>
      <text:p text:style-name="P13"><text:span text:style-name="T19">L</text:span><text:span text:style-name="T1">a </text:span>soluzione di Peterson<text:span text:style-name="T1"> è una possibile risposta ai problemi di sincronizzazione (però non usata nelle macchine moderne). Per accedere alla sezione critica il processo P</text:span><text:span text:style-name="T116">i</text:span><text:span text:style-name="T1"> assegna innanzitutto a </text:span>flag[i]<text:span text:style-name="T1"> (variabile condivisa dai processi) il valore true (indicando l’intenzione di entrare nella sezione critica), poi assegna alla variabile condivisa </text:span>turn = j <text:span text:style-name="T1">(indicando il turno dell’altro processo), infine esegue un </text:span></text:p>
      <text:p text:style-name="P13">while(flag[j] &amp;&amp; turn ==j)<text:span text:style-name="T1"> vuoto, per rimanere in attesa di avere il permesso per procedere. Successivamente quando il while di ferma, entra nella sezione critica, al termine della quale esegue un </text:span>flag[i]<text:span text:style-name="T1"> = false indicando l’intenzione di uscire dalla sezione. Il punto cruciale è l’assegnazione di turn all’altro processo, in questo modo se entrambi i processi arrivano in concorrenza a quel punto, l’ultimo a modificare turn farà eseguire l’altro processo. </text:span><text:span text:style-name="T20">Tale soluzione soddisfa i 3 criteri sopra citati.</text:span></text:p>
      <text:p text:style-name="P14"><text:span text:style-name="T20">I</text:span><text:span text:style-name="T1">n generale a livello hardware sono presenti dei lock che si acquisiscono quando si vuole eseguire una sezione critica e si rilasciano quando si esce da tale sezione. Questi lock tramite la manipolazione degli interrupt creano un’esecuzione atomica della sezione.</text:span></text:p>
      <text:p text:style-name="P10"><text:span text:style-name="T1">I semafori sono utilizzabili per risolvere diversi problemi di sincronizzazione e sono realizzabili in modo efficiente, sopratutto se è disponibile un’architettura che permette le operazioni atomiche. </text:span><text:span text:style-name="T21">I semafori possono essere binari (0 o 1 → </text:span><text:span text:style-name="T118">mutex locks</text:span><text:span text:style-name="T21">) o semafori contatore </text:span><text:span text:style-name="T22">(0,infinito)</text:span><text:span text:style-name="T21">. </text:span><text:span text:style-name="T23">Quando si vuole prendere il lock si effettua P(S) che decrementa il valore e quando lo si rilascia si effettua V(S) che lo reincrementa. Gli svantaggi dei semafori sono la loro condizione di attesa attiva, che spreca cicli della CPU tali semafori sono anche detti </text:span><text:span text:style-name="T119">spinlock</text:span><text:span text:style-name="T23"> (perché “girano” mentre attendono il semaforo che si liberi). </text:span><text:span text:style-name="T24">Per superare questo problema si può modificare l’implementazione, facendo si che quando un semaforo è in attesa si blocchi (viene </text:span><text:soft-page-break/><text:span text:style-name="T24">spostato in una lista di attesa apposita) e quando il semaforo sarà libero verrà riattivato, prendendolo dalla lista di attesa.</text:span></text:p>
      <text:p text:style-name="P15"><text:span text:style-name="T24">Q</text:span><text:span text:style-name="T1">uando ciascun processo di un insieme di processi attende indefinitamente un evento che può essere causato solo da uno dei processi dello stesso insieme si parla di </text:span>deadlock<text:span text:style-name="T1">.</text:span></text:p>
      <text:p text:style-name="P11"><text:span text:style-name="T1">Ci sono diversi famosi problemi di sincronizzazione, come il problema dei produttori-consumatori con bounded buffer, dei readers-writers </text:span><text:span text:style-name="T25">(in cui si contempla che più processi lettori accedano agli stessi dati, ma non che uno scrittore e un altro scrittore o lettore accedano contemporaneamente gli stessi dati)</text:span><text:span text:style-name="T1"> e dei cinque filosofi </text:span><text:span text:style-name="T26">(problema di assegnare varie risorse a diversi processi evitando situazioni di stallo e d’attesa indefinita)</text:span><text:span text:style-name="T1">. Il sistema operativo deve fornire dei mezzi di protezione contro gli errori di sincronizzazione, uno tra i costrutti proposti sono i monitor, che offrono un meccanismo </text:span><text:span text:style-name="T26">interno</text:span><text:span text:style-name="T1"> di sincronizzazione per la condivisione di tipi di dati astratti </text:span><text:span text:style-name="T26">(mutua esclusione)</text:span><text:span text:style-name="T1">. </text:span></text:p>
      <text:p text:style-name="P57">Una variabile condizionale consente a una procedura di monitor di sospendere la propria esecuzione finché non riceve un segnale. I SO offrono meccanismi come semafori, mutex (mutual exclusion), spinlock e variabili condizionali per il controllo dell’accesso ai dati condivisi. </text:p>
      <text:p text:style-name="P58">Una transazione è un’unità di programma da eseguire in modo atomico, cioè le operazioni ad essa associate vanno eseguite nella loro totalità o non si devono eseguire per niente. Per assicurare la proprietà di atomicità anche nel caso di malfunzionamenti, si può usare la registrazione con scrittura anticipata. Si registrano tutti gli aggiornamenti nel log, che si mantiene in una memoria stabile. Se si verifica un crollo del sistema, si usano le informazioni conservate nel log per ripristinare lo stato dei dati aggiornati (tramite le operazioni undo e redo). </text:p>
      <text:p text:style-name="P56"/>
      <text:p text:style-name="P16">Deadlocks</text:p>
      <text:p text:style-name="P59"/>
      <text:p text:style-name="P59">Un deadlock si verifica quando in un insieme di processi ciascun processo dell’insieme attende un evento che può essere causato solo da un altro processo dell’insieme. Vi sono 3 principali metodi di gestione dei deadlock:</text:p>
      <text:p text:style-name="P59">- impiegare un protocollo che pervenga o eviti le situazioni di deadlock, assicurando che il sistema non vi entri mai.</text:p>
      <text:p text:style-name="P59">- permettere al sistema di entrare in deadlock e quindi effettuarne il ripristino.</text:p>
      <text:p text:style-name="P59">- ignorare del tutto il problema fingendo che nel sistema non si verifichino mai situazioni di deadlock (tale soluzione è la più adottata, tra cui UNIX e Windows).</text:p>
      <text:p text:style-name="P17"><text:span text:style-name="T1">Un </text:span><text:span text:style-name="T27">deadlock </text:span><text:span text:style-name="T1">può presentarsi solo se all’interno del sistema si verificano contemporaneamente quattro condizioni necessarie: </text:span>mutua esclusione<text:span text:style-name="T1"> </text:span><text:span text:style-name="T28">(una risorsa non può essere condivisa da più processi in contemporanea)</text:span><text:span text:style-name="T1">, </text:span>possesso e attesa<text:span text:style-name="T1"> </text:span><text:span text:style-name="T28">(un processo che possiede una risorsa non deve possederne altre)</text:span><text:span text:style-name="T1">, </text:span>impossibilità di prelazione<text:span text:style-name="T1"> </text:span><text:span text:style-name="T28">(una volta assegnate delle risorse non si devono togliere a un processo per assegnarle ad un altro)</text:span><text:span text:style-name="T1"> e </text:span>attesa circolare<text:span text:style-name="T1"> </text:span><text:span text:style-name="T28">(imporre un ordinamento totale all’insieme di tutti i tipi di risorse e un ordine crescente di numerazione per le risorse richieste da ciascun processo)</text:span><text:span text:style-name="T1">. </text:span></text:p>
      <text:p text:style-name="P17"><text:soft-page-break/><text:span text:style-name="T1">Per prevenire </text:span><text:span text:style-name="T27">deadlock </text:span><text:span text:style-name="T1">è sufficiente che almeno una delle precedenti condizioni non si verifichi. Un altro metodo per evitare </text:span><text:span text:style-name="T27">deadlock </text:span><text:span text:style-name="T1">è di disporre a priori di informazioni su come ciascun processo intende impiegare le risorse.</text:span></text:p>
      <text:p text:style-name="P60"/>
      <text:p text:style-name="P18">Memoria centrale</text:p>
      <text:p text:style-name="P61"/>
      <text:p text:style-name="P61">Gli algoritmi di gestione della memoria per sistemi operativi multiprogrammati variano molto. Il fattore più rilevante che incide maggiormente sulla scelta del metodo da eseguire è l’architettura disponibile sulla macchina. E’ necessario controllare la validità di ogni indirizzo di memoria generato dalla CPU, se tali indirizzi sono corretti, devono essere tradotti in un indirizzo fisico. Tali controlli per essere efficienti devono essere effettuati dall’architettura del sistema, che secondo le sue caratteristiche pone vincoli al sistema operativo. </text:p>
      <text:p text:style-name="P62">Per aumentare le prestazioni è necessario tenere in memoria parecchi processi, rendendo quindi la memoria <text:span text:style-name="T72">condivisa</text:span>. <text:span text:style-name="T120">Un tipico ciclo d’esecuzione di un’istruzione prevede che l’istruzione sia prelevata dalla memoria (fetched), decodificata (decoded) ed eseguita (executed), i risultati possono essere salvati in memoria.</text:span></text:p>
      <text:p text:style-name="P63">La CPU può accedere ad un numero ristretto di aree di memoria: solamente alla memoria centrale e ai registri che ha incorporati. Si deduce quindi che i dati che non sono in memoria, per essere elaborati dalla CPU devono prima essere portati in memoria centrale. Gli accessi alla memoria sono frequenti ma lenti, perciò si è creata una memoria cache di veloce accesso che replica i dati più utilizzati della memoria centrale. <text:span text:style-name="T121">E’ importante determinare l’intervallo degli indirizzi a cui un processo può accedere legalmente, una semplice implementazione consiste nell’utilizzare due registri: detti </text:span><text:span text:style-name="T85">registro base</text:span><text:span text:style-name="T121"> e </text:span><text:span text:style-name="T85">registro limite</text:span><text:span text:style-name="T121"> (rispettivamente contengono il più piccolo indirizzo legale della memoria fisica e la dimensione dell’intervallo ammesso). In questo modo la CPU confronta ciascun indirizzo generato in modalità utente con i valori contenuti nei due registri, qualsiasi tentativo di accedere alle aree di memoria non assegnategli restituisce il controllo al SO tramite una trap.</text:span></text:p>
      <text:p text:style-name="P64">In genere gli indirizzi del programma sorgente sono simbolici (es. parte da 0 e arriva a n, ma degli indirizzi veri non gli sarà assegnato l’intervallo 0-n), un compilatore di solito associa (bind) questi indirizzi simbolici a indirizzi rilocabili. Il <text:span text:style-name="T72">likage editor</text:span> oppure il <text:span text:style-name="T72">loader</text:span> fa corrispondere a sua volta questi indirizzi rilocabili a indirizzi assoluti (es indirizzo 14 diventa 7014). Tale associazione (binding) può essere effettuato in varie fasi del percorso:</text:p>
      <text:p text:style-name="P64">- <text:span text:style-name="T81">Compilazione</text:span>: se in questa fase si sa dove il processo risiederà in memoria, si può generare <text:span text:style-name="T81">codice assoluto</text:span> (se si sa a priori che un processo utente inizia alla locazione r, anche il codice generato dal compiler inizierà alla posizione r).</text:p>
      <text:p text:style-name="P64">- <text:span text:style-name="T81">Caricamento</text:span>: se in fase di compilazione non si sa dove risiederà il processo, il compilatore deve generare <text:span text:style-name="T81">codice rilocabile</text:span>. Si ritarda quindi l’associazione finale degli indirizzi alla fase di caricamento (a questa fase).</text:p>
      <text:p text:style-name="P64">- <text:span text:style-name="T81">Run-time</text:span>: se durante l’esecuzione il processo può essere spostato da un segmento di memoria ad un altro, si deve ritardare l’associazione degli indirizzi fino al runtime (scelta maggiormente utilizzata).</text:p>
      <text:p text:style-name="P65">Un indirizzo generato dalla CPU di solito si indica come <text:span text:style-name="T81">indirizzo logico</text:span>, un indirizzo visto dall’unità di memoria, cioè caricato nel Memory Address Register (MAR), si <text:soft-page-break/>indica come <text:span text:style-name="T81">indirizzo fisico</text:span>. Con i metodi di associazione nelle fasi di compilazione e caricamento, gli indirizzi logici prodotti sono uguali a quelli fisici, mentre con il metodo a runtime sono diversi. Lo <text:span text:style-name="T64">spazio degli indirizzi logici</text:span> è l’insieme di tutti gli indirizzi logici generati da un programma; mentre lo spazio degli indirizzi fisici corrispondenti a tali indirizzi logici è lo <text:span text:style-name="T64">spazio degli indirizzi fisici</text:span>. Durante l’esecuzione <text:span text:style-name="T122">l’associazione da indirizzi virtuali a fisici è fatta dalla MMU, che somma all’indirizzo logico il valore presente nel registro di rilocazione, creando così l’indirizzo fisico (es. indirizzo logico 765, registro di rilocazione 14000, indirizzo fisico 14765).</text:span></text:p>
      <text:p text:style-name="P66">Il <text:span text:style-name="T81">dynamic loading</text:span> permette di caricare una procedura solo quando viene richiamata, in modo che se una procedura non viene adoperata, non si carica.</text:p>
      <text:p text:style-name="P67">Per essere eseguito un processo deve trovarsi in memoria centrale, ma si può trasferire temporaneamente in memoria ausiliaria da cui si riporta in memoria centrale al momento di riprenderne l’esecuzione, questo scambio si chiama <text:span text:style-name="T81">swapping</text:span>. <text:span text:style-name="T123">Un altro momento in cui avviene lo swapping è quando si presenta un processo con priorità maggiore e prende la CPU al posto di quello attualmente attivo, o anche in caso di termine del quanto di tempo di un processo. </text:span></text:p>
      <text:p text:style-name="P67"><text:span text:style-name="T123">Un banale metodo di gestione della memoria è l’</text:span><text:span text:style-name="T86">allocazione contigua della memoria</text:span><text:span text:style-name="T123">. Il SO si può allocare in memoria altra o in memoria bassa, di solito si sceglie la seconda in modo che sia vicino all’interrupts vector. Con questa metodologia la MMU fa corrispondere dinamicamente l’indirizzo fisico all’indirizzo logico sommando a quest’ultimo il valore contenuto nel registro di rilocazione; questo consente al SO di cambiare dinamicamente le proprie dimensione (è sufficiente aumentare il registro di rilocazione e tutto viene shiftato). Questa allocazione avviene tramite la suddivisione della memoria in partizioni di dimensione fissa. Ogni partizione deve contenere esattamente un processo e quando una partizione è libera può essere occupata da un processo presente nella coda d’ingresso (questo metodo non è comunque più in uso). In generale è sempre presente un insieme di buchi di diverse dimensioni tra i vari processi in memoria. Quando un nuovo processo necessita di memoria si cerca un buco in grado di contenerlo. E’ sempre presente una lista che tiene traccia dei buchi e delle loro dimensioni. Per assegnare un buco a un processo ci sono tre criteri:</text:span></text:p>
      <text:p text:style-name="P67">- <text:span text:style-name="T87">First-fit</text:span><text:span text:style-name="T124">: si assegna il primo buco abbastanza grande per contenere il processo.</text:span></text:p>
      <text:p text:style-name="P67">- <text:span text:style-name="T87">Best-fit</text:span><text:span text:style-name="T124">: si assegna il più piccolo buco in grado di contenere il processo.</text:span></text:p>
      <text:p text:style-name="P67">- <text:span text:style-name="T88">Worst-fit</text:span><text:span text:style-name="T125">: si <text:s/>assegna il buco più grande che si ha a disposizione, sperando che il rimanente spazio sia sufficiente per un altro processo.</text:span></text:p>
      <text:p text:style-name="P68">Quando si caricano e si rimuovo i processi si crea <text:span text:style-name="T81">frammentazione esterna</text:span>, ovvero se lo spazio di memoria libera è sufficiente per soddisfare una richiesta ma non è contiguo. <text:span text:style-name="T126">Una soluzione può essere la compattazione ma è possibile solo se la rilocazione è dinamica. </text:span>Quando invece si assegna ad un processo più memoria di quella che effettivamente necessita e utilizza si parla di <text:span text:style-name="T81">frammentazione interna</text:span>.</text:p>
      <text:p text:style-name="P69">Un altro metodo di gestione della memoria è la <text:span text:style-name="T81">paginazione</text:span>, che permette che lo spazio degli indirizzi fisici non sia contiguo. <text:span text:style-name="T127">Consiste nel suddividere la memoria fisica in blocchi di dimensione costante, detti anche frame, e suddividere anche la memoria logica in blocchi di pari dimensione, detti pagine. Quando si deve eseguire un processo si caricano le sue pagine nei frame disponibili, prendendoli dalla memoria ausiliaria, divisa in blocchi di dimensione fissa, uguale a quella dei frame della memoria centrale. Ogni indirizzo della CPU è diviso in due parti: un </text:span><text:span text:style-name="T89">numero di pagina</text:span><text:span text:style-name="T127"> (p) e uno </text:span><text:soft-page-break/><text:span text:style-name="T127">scostamento (</text:span><text:span text:style-name="T89">offset</text:span><text:span text:style-name="T127">). Il numero di pagina serve come indice per la tabella delle pagine, contenente l’indirizzo di base in memoria fisica di ogni pagina, questo indirizzo di base, combinato con l’offset definisce l’indirizzo della memoria fisica che si invia all’unità di memoria. Esempio se 2</text:span><text:span text:style-name="T128">m</text:span><text:span text:style-name="T127"> è lo spazio degli indirizzi logici e 2</text:span><text:span text:style-name="T128">n</text:span><text:span text:style-name="T127"> la dimensione di una pagina quantificata in numero di indirizzi allora 2</text:span><text:span text:style-name="T128">m </text:span><text:span text:style-name="T127">/ 2</text:span><text:span text:style-name="T128">n</text:span><text:span text:style-name="T127"> = 2</text:span><text:span text:style-name="T128">m-n</text:span><text:span text:style-name="T127"> è il numero di pagine utilizzare per rappresentare l’intero spazio di indirizzi. Quindi in un indirizzo logico m-n è il numero di bit per rappresentare la pagina e n è il numero di bit per rappresentare l’offset (che spazia all’interno di una singola pagina). La paginazione non è altro che una forma di rilocazione dinamica, a ogni indirizzo logico si fa corrispondere uno fisico. Con questo metodo si può evitare la frammentazione esterna ma non quella interna, la memoria risulterà come un insieme contiguo di frame che però anche se sono vicini appartengono a processi diversi. Ogni processo ha una page table dedicata, e viene usata per tradurre gli indirizzi logici in fisici ogni volta che il sistema operativo deve associare esplicitamente un indirizzo fisico a un indirizzo logico (oppure è usata dal dispatcher della CPU per impostare l’architettura di paginazione quando a un processo sta per assegnare la CPU). In pratica per accedere ad un byte occorrono 2 accessi alla memoria, uno per accedere alla page table e l’altro per accedere alla memoria fisica dopo che si ha l’indirizzo corretto preso dalla page table. Per risolvere questo problema si implementa una piccola cache detta TLB (tranlation look-aside buffer) che è una memoria associativa costituita da una chiave e un valore. Quando vi è un indirizzo da tradurre la TLB lo confronta con i suoi elementi contemporaneamente, se c’è è risolto, se no si accede alla page table e poi alla memoria. La hit ratio della TLB è solitamente alta. </text:span></text:p>
      <text:p text:style-name="P69"><text:span text:style-name="T127">Per quanto riguarda la protezione, di solito si associa a ciascun elemento della tabella delle pagine un ulteriore bit, il </text:span><text:span text:style-name="T89">bit di validità</text:span><text:span text:style-name="T127">, che è valido se la pagina corrispondente è nello spazio d’indirizzi logici del processo, e invalido altrimenti (quindi se sta eseguendo un processo le sue pagine avranno bit 1, e le pagine degli altri processi avranno bit 0 così non vi si può accedervi). E’ importante parlare di pagine condivise, ad esempio se più utenti utilizzano un software le pagine dei processi (di questo software) dei vari utenti puntano agli stessi frame in memoria, non è che ognuno crea le sue copie, sarebbe dispendioso.</text:span></text:p>
      <text:p text:style-name="P70">Anche la page table dovrà stare in memoria centrale, se si vuole evitare di collocarla in modo contiguo (per i problemi detti in precedenza) si può pensare di paginare anche lei. Per l’architettura a 32 bit è realizzabile dividendo ulteriormente l’indirizzo logico: 12 bit sono l’offet della pagina, i 20 bit rimanenti sono divisi in 2 parti: 10 bit per la sotto-pagina e 10 bit per l’offset della sotto pagina (questa combinazione darà il numero di pagina richiesto che combinato con l’offset darà l’indirizzo fisico), creando due livelli.</text:p>
      <text:p text:style-name="P70">Per l’architettura a 64 bit non è conveniente perché si parlerebbe di paginazione a 3/4 livelli e gli accessi in memoria sarebbe troppi (e il tempo crescerebbe). Si possono impiegare tabelle di tipo hash o tabelle invertite (non implementabile).</text:p>
      <text:p text:style-name="P65"/>
      <text:p text:style-name="P61"><text:span text:style-name="T124">Ricapitolando i </text:span>seguenti elementi sono utili per confrontare i metodi di gestione della memoria. </text:p>
      <text:p text:style-name="P19">Architettura<text:span text:style-name="T1">: per i metodi con partizione singola o con più partizioni è sufficiente un semplice registro di base oppure una coppia di registri (base e limite). Per i metodi di </text:span><text:soft-page-break/><text:span text:style-name="T1">paginazione e segmentazione sono necessarie tabelle di traduzione per definire la corrispondenza degli indirizzi.</text:span></text:p>
      <text:p text:style-name="P19">Prestazioni<text:span text:style-name="T1">: aumentando la complessità dell’algoritmo, aumenta anche il tempo necessario per tradurre un indirizzo logico in uno fisico. Nei sistemi più semplici infatti è sufficiente un confronto, o sommare un valore all’indirizzo logico. Per la paginazione e segmentazione invece per velocizzare si possono utilizzare registri veloci per la tabella, tuttavia se invece si trova in memoria, gli accessi possono essere decisamente lenti. Qui subentra una memoria associativa (TLB) che può limitare il calo delle prestazioni.</text:span></text:p>
      <text:p text:style-name="P19">Frammentazione<text:span text:style-name="T1">: </text:span><text:span text:style-name="T29">Per un dato gruppo di processi, il livello di multiprogrammazione si può aumentare solo compattando più processi in memoria. Occorre ridurre lo spreco di memoria o la frammentazione. Sistemi con unità di allocazione di dimensione fissa, come lo schema con partizione singola e la paginazione, soffrono di frammentazione interna. Mentre sistemi con unità di allocazione di dimensione variabile, come lo schema con più partizioni e la segmentazione, soffrono di frammentazione esterna.</text:span></text:p>
      <text:p text:style-name="P20">Rilocazione<text:span text:style-name="T1">: Una soluzione al problema della frammentazione esterna è data dalla compattazione, che implica lo spostamento di un programma in memoria, senza che il programma stesso si accorga del cambiamento. Ciò richiede che gli indirizzi logici siano rilocati dinamicamente al momento dell’esecuzione, non del caricamento.</text:span></text:p>
      <text:p text:style-name="P20">Swapping<text:span text:style-name="T1">: I processi si copiano dalla memoria centrale alla memoria ausiliaria, e successivamente si ricopiano in memoria centrale a intervalli fissati dal sistema operativo. Ciò permette di inserire contemporaneamente in memoria più processi da eseguire.</text:span></text:p>
      <text:p text:style-name="P20">Condivisione<text:span text:style-name="T1">: Un altro mezzo per aumentare il livello di multiprogrammazione è quello della condivisione del codice e dei dati tra diversi utenti. Poichè si devono fornire piccoli pacchetti di informazioni è necessario l’uso della paginazione o della segmentazione.</text:span></text:p>
      <text:p text:style-name="P20">Protezione<text:span text:style-name="T1">: Con la paginazione o la segmentazione diverse sezioni di un programma utente si possono dichiarare di sola esecuzione, lettura o lettura e scrittura.</text:span></text:p>
      <text:p text:style-name="P71"/>
      <text:p text:style-name="P21">Memoria Virtuale</text:p>
      <text:p text:style-name="P22"><text:span text:style-name="T1"/></text:p>
      <text:p text:style-name="P22"><text:span text:style-name="T1">E’ utile poter eseguire processi il cui spazio degli indirizzi logici superi quello disponibile per gli indirizzi fisici. La memoria virtuale è una tecnica che permette di associare grandi spazi degli indirizzi logici a quantità più ridotte di memoria fisica. In questo modo si aumenta il grado di multiprogrammazione, incrementando l’utilizzo della CPU. Grazie alla memoria virtuale, processi distinti possono condividere librerie di sistema e memoria. </text:span><text:span text:style-name="T31">La memoria virtuale si fonda sulla separazione della memoria logica percepita dall’utente dalla memoria fisica. L’espressione </text:span><text:span text:style-name="T129">spazio degli indirizzi virtuali</text:span><text:span text:style-name="T31"> si riferisce alla collocazione dei processi in memoria dal punto di vista logico (o virtuale). </text:span><text:span text:style-name="T32">Oltre a separare la memoria logica da quella fisica, la memoria virtuale offre, per due o più processi, il vantaggio di condividere i file e la memoria, mediante la condivisione delle pagine.</text:span></text:p>
      <text:p text:style-name="P23"><text:span text:style-name="T1">La memoria virtuale è comunemente implementata tramite </text:span>paginazione su richiesta<text:span text:style-name="T1">, che trasferisce in memoria una pagina solo quando si incontra un riferimento alla pagina stessa, </text:span><text:span text:style-name="T33">ovvero solo quando serve realmente. Con il </text:span><text:span text:style-name="T131">lazy swapping</text:span><text:span text:style-name="T33"> si intende </text:span><text:soft-page-break/><text:span text:style-name="T33">che non si carica mai in memoria una pagina che non sia necessaria. </text:span><text:span text:style-name="T34">Quando un processo sta per essere caricato in memoria, anziché caricare tutto il processo, il paginatore trasferisce in memoria solo le pagine che ritiene necessarie. Per distinguere le pagine presenti in memoria da quelle nei dischi è presente lo schema basato sul bit di validità. Con il bit valido si intende che la pagina corrispondente è valida ed è presente in memoria, mentre con il bit invalido si intende che o la pagina non è valida (è di un altro processo) oppure è valida ma è ancora nel disco (</text:span><text:span text:style-name="T35">in memoria è</text:span><text:span text:style-name="T34"> vuota). </text:span><text:span text:style-name="T36">In caso si voglia accedere a una pagina con bit invalido si lancia un </text:span><text:span text:style-name="T132">page fault</text:span><text:span text:style-name="T36">, che può essere dato dall’accesso a una pagina vuota o di un altro processo. </text:span><text:span text:style-name="T37">In caso di page fault per pagina assente, si carica in memoria la pagina dal disco, e si riesegue l’istruzione che ha causato il page fau</text:span><text:span text:style-name="T38">lt. </text:span><text:span text:style-name="T39">Quindi la paginazione su richiesta utilizza 2 strumenti: la tabella delle pagine (che contiene anche il bit di validità) e la memoria secondaria (che contiene tutte le pagine di un programma, anche quelle non caricate in memoria centrale). </text:span></text:p>
      <text:p text:style-name="P24"><text:span text:style-name="T30">Il kernel del sistema operativo consulta una tabella interna per stabilire la locazione della pagina in memoria ausiliaria, quindi individua un frame libero e vi trasferisce la pagina prelevandola dalla memoria ausiliaria. La page table viene aggiornata per riflettere tale modifica e si riavvia l’istruzione che aveva causato l’eccezione di pagina mancante. La paginazione su richiesta si può usare per ridurre il numero dei frame assegnati a un processo. Questo metodo può aumentare il grado di multiprogrammazione, permettendo che più processi siano disponibili per l’esecuzione in un dato momento, migliora anche l’utilizzo della CPU. Consente inoltre l’esecuzione di processi i cui requisiti di spazio di memoria superano la memoria fisica disponibile, eseguendoli in memoria virtuale.</text:span></text:p>
      <text:p text:style-name="P26"><text:span text:style-name="T39">I</text:span><text:span text:style-name="T1">l tempo di accesso effettivo alla memoria è = (1-p)*[tempo di accesso alla memoria] + p*[tempo di gestione dell’assenza di pagina], dove p è la probabilità che si verifichi un’assenza di pagina.</text:span></text:p>
      <text:p text:style-name="P25"><text:span text:style-name="T32">La memoria virtuale consente l’utilizzo di una modalità efficiente di creazione di processo conosciuto con il nome di copiatura su scrittura (</text:span><text:span text:style-name="T130">copy-on-write</text:span><text:span text:style-name="T32">), in cui i processi genitore e figlio condividono </text:span><text:span text:style-name="T40">inizialmente le stesse pagine, poi se uno dei due scrive su una pagina condivisa, il sistema deve creare una copia di tale pagina.</text:span></text:p>
      <text:p text:style-name="P27"><text:span text:style-name="T40">I</text:span><text:span text:style-name="T1">l caso di </text:span>over-allocation<text:span text:style-name="T1"> (sovrallocazione) si ha quando durante l’esecuzione di un processo utente si verifica un page fault, ma tutta la memoria è in uso. E’ necessario quindi un </text:span><text:span text:style-name="T65">algoritmo di sostituzione delle pagine</text:span><text:span text:style-name="T1">, in cui quando è richiesta una pagina che non è caricata in memoria, e non ci sono frame liberi, sostituisca uno dei frame occupati con il frame corretto. </text:span><text:span text:style-name="T41">In linea generale aumentando il numero di frame, si diminuisce il numero di assenze di pagine. </text:span></text:p>
      <text:p text:style-name="P72">Gli algoritmi usati per la sostituzione delle pagine sono diversi: </text:p>
      <text:p text:style-name="P72">- <text:span text:style-name="T81">FIFO</text:span>: <text:span text:style-name="T133">associa ad ogni pagina l’istante di tempo in cui è stata portata in memoria, se si deve sostituire una pagina si seleziona quella presente in memoria da più tempo, il tutto tramite una coda FIFO: quando si carica una pagina in memoria la si inserisce nell’ultimo elemento della coda (è presente l’anomalia di Belady, con la quale la frequenza delle assenze di pagine può aumentare con l’aumentare del numero di frame assegnati)</text:span>.</text:p>
      <text:p text:style-name="P73"><text:soft-page-break/>- <text:span text:style-name="T90">OPT</text:span>: <text:span text:style-name="T134">si sostituisce la pagina che non si userà per il periodo di tempo più lungo (è però impossibile da realizzare in quanto non si può prevedere quali pagine saranno richieste in futuro).</text:span></text:p>
      <text:p text:style-name="P74">- <text:span text:style-name="T81">LRU</text:span>: <text:span text:style-name="T135">si sostituisce la pagina che non è stata utilizzata per il periodo più lungo (approssimazione dell’OPT, invece che col futuro, col passato). Si associa ad ogni pagina l’istante in cui è stata usata per l’ultima volta, quando occorre sostituire una pagina si sceglie quella con il valore più lontano nel tempo. Si può realizzare con contatori (ogni elemento della tabella ha un valore che verrà aggiornato quando è utilizzata) o tramite una pila (ogni volta che si fa un riferimento a una pagina, la si estrae dalla pila e la si colloca in cima, in questo modo in cima alla pila si trova sempre la pagina usata per ultima e in fondo si trova la pagina usata meno recentemente).</text:span></text:p>
      <text:p text:style-name="P74">- <text:span text:style-name="T91">Approssimazioni</text:span><text:span text:style-name="T136"> dell’LRU (a ogni pagina è associato un bit di riferimento che viene modificato a 1 quando si fa riferimento a quella pagina)</text:span></text:p>
      <text:p text:style-name="P74">→<text:span text:style-name="T136"> </text:span><text:span text:style-name="T70">Algoritmo con bit di riferimento supplementari</text:span><text:span text:style-name="T136">: si hanno più bit per ogni pagina e se al momento n è usata una pagina, il suo bit in posizione n viene modificato (in questo modo si ha un ordine di utilizzo, es. 10011011 (su 8 momenti, 5 è stata usata).</text:span></text:p>
      <text:p text:style-name="P74">→<text:span text:style-name="T137"> </text:span><text:span text:style-name="T69">Second-Chance</text:span><text:span text:style-name="T137">: si usa un solo bit, dopo aver selezionato una pagina si controlla il bit di riferimento, se il valore è 0 si sostituisce la pagina, se è a 1 si da una seconda chance (azzerando il suo bit di riferimento) e si passa alla successiva pagina (una pagina a cui si offre una seconda chance non viene mai sostituita finché tutte le altre pagine non sono state sostituite o non gli sia stata offerta una seconda chance). </text:span></text:p>
      <text:p text:style-name="P75">Quest’<text:span text:style-name="T140">ultimo</text:span> algoritmo può essere migliorando aggiungendo un bit di modifica e considerando insieme bit di riferimento e modifica. Se entrambi sono a 0 il frame non è stato recentemente ne usato ne modificato (si può sostituire), se entrambi sono a 1 il frame è usato recentemente e modificato.</text:p>
      <text:p text:style-name="P76">E’ necessario anche stabilire un criterio per l’allocazione della memoria libera ai diversi processi, algoritmi comuni sono l’<text:span text:style-name="T81">allocazione uniforme</text:span>: ovvero suddividendo equamente m frame liberi tra n processi assegnando m/n frame a ognuno. Oppure l’<text:span text:style-name="T81">allocazione proporzionale</text:span>, secondo cui la memoria disponibile si assegna a ciascun processo secondo la propria dimensione <text:span text:style-name="T138">(più è grande più memoria gli si darà).</text:span></text:p>
      <text:p text:style-name="P77">Il <text:span text:style-name="T81">dirty bit</text:span> <text:span text:style-name="T139">è un bit associato ad ogni frame che indica che tale frame è stato modificato ma non salvato in memoria, quando un blocco di memoria dev’essere sostituito il suo corrispondente dirty bit è controllato per vedere se è necessario trascriverlo in memoria secondaria prima che sia sostituito o può semplicemente essere rimosso.</text:span></text:p>
      <text:p text:style-name="P28"><text:span text:style-name="T1">Se un processo non ha spazio di memoria sufficiente per il proprio insieme di lavoro, si ha una </text:span>thrashing<text:span text:style-name="T1">, </text:span><text:span text:style-name="T42">ovvero quando si spende più tempo per la paginazione che per l’esecuzione dei </text:span><text:span text:style-name="T43">pr</text:span><text:span text:style-name="T42">ocessi.</text:span><text:span text:style-name="T1"> Se a ogni processo si devono fornire frame sufficienti per evitare tale degenerazione, è necessario swapping e scheduling dei processi. </text:span><text:span text:style-name="T44">Se il grado di multiprogrammazione diventa troppo elevato i processi iniziano a rubarsi frame a vicenda senza eseguire computazioni, degenerando. Questo fenomeno si può limitare usando un </text:span><text:span text:style-name="T141">algoritmo di sostituzione locale</text:span><text:span text:style-name="T44">, o algoritmo di sostituzione per priorità: se un processo va in thrashing non può prelevare frame ad altri processi, ma solo a se stesso </text:span><text:span text:style-name="T45">(ai frame che utilizza lui).</text:span></text:p>
      <text:p text:style-name="P29"><text:span text:style-name="T45">L</text:span><text:span text:style-name="T1">a strategia della frequenza delle assenze di pagine (page fault frequency PFF), se la frequenza delle assenze di pagine è eccessiva, significa che il processo necessita di più frame, se la frequenza delle assenze di pagine è molto bassa, il processo potrebbe </text:span><text:soft-page-break/><text:span text:style-name="T1">disporre di troppi frame. Si possono fissare un limite inferiore ed uno superiore per la frequenza desiderata delle assenze di pagine, se si scende sotto si sottrae un frame al processo, se si va sopra occorre allocare al processo un altro frame.</text:span></text:p>
      <text:p text:style-name="P78"/>
      <text:p text:style-name="P30">File System</text:p>
      <text:p text:style-name="P31"><text:span text:style-name="T1"/></text:p>
      <text:p text:style-name="P31"><text:span text:style-name="T1">Un file è un tipo di dati astratto definito e realizzato dal sistema operativo. E’ una sequenza di elementi logici (o record), ciascuno dei quali può essere un byte, una riga di lunghezza fissa o variabile, oppure un elemento di dati più complesso, </text:span><text:span text:style-name="T46">contenuto in memoria secondaria. </text:span></text:p>
      <text:p text:style-name="P33"><text:span text:style-name="T46">G</text:span><text:span text:style-name="T1">li attributi dei file sono: nome, identificatore, tipo, locazione, dimensione, protezione, ora, data, id utente. Le operazioni sui file solo: creazione, scrittura, lettura, riposizionamento, cancellazione, troncamento (cancellare il contenuto del file, ma non i file in se).</text:span></text:p>
      <text:p text:style-name="P79">Ad ogni file aperto sono assicate diverse informazioni: puntatore al file (unico per ogni processo che opera sul file), contatore dei file aperti, posizione nel disco del file e i diritti di accesso.</text:p>
      <text:p text:style-name="P80">Poiché le dimensioni dei blocchi fisici dei dispositivi possono non coincidere con quelle dei record logici, può essere necessario riunire un certo numero di record logici in modo da ottenere una dimensione pari a quella di un blocco fisico. </text:p>
      <text:p text:style-name="P33"><text:span text:style-name="T47">A</text:span><text:span text:style-name="T1">d un file vi si può accedere tramite: </text:span>accesso sequenziale<text:span text:style-name="T1"> (le informazioni del file si elaborano ordinatamente, un record dopo l’altro), ad </text:span>accesso diretto<text:span text:style-name="T1"> (un file è formato da record di lunghezza fissa, ciò consente ai programmi di leggere e scrivere rapidamente tali elementi senza un particolare ordine). Altri metodi di accesso ai file possono essere tramite </text:span>indice<text:span text:style-name="T1">, che contiene puntatori ai vari blocchi e per trovare un elemento del file occorre prima cercare nell’indice e poi usare il puntatore corrispondente per accedere direttamente al file.</text:span></text:p>
      <text:p text:style-name="P32"><text:span text:style-name="T1">Una directory a livello singolo in un sistema multiutente causa problemi di nominazione, poiché ogni file deve avere un nome unico. Una directory a due livelli limita questo probl</text:span><text:span text:style-name="T47">e</text:span><text:span text:style-name="T1">ma all’ambito relativo a ciascun utente creando una directory distinta per ciascun utente, che dispone di una directory contenente i suoi file. La generalizzazione del concetto di directory a due livelli è la directory con struttura ad albero. Le strutture delle directory a grafo aciclico permettono la condivisione di sottodirectory e file, ma complicano la ricerca e la cancellazione. </text:span></text:p>
      <text:p text:style-name="P33"><text:span text:style-name="T1">Nasce infatti il concetto di </text:span>link<text:span text:style-name="T1">, ovvero un puntatore in un file che punta ad un altro file o directory (in UNIX vi è differenza tra hard link e soft link).</text:span></text:p>
      <text:p text:style-name="P32"><text:span text:style-name="T1">Una struttura a grafo generale permette la massima flessibiltà nella condivisione dei file e delle directory, ma talvolta richiede operazioni di </text:span>garbage collection<text:span text:style-name="T1"> per recuperare lo spazio inutilizzato nei dischi. I dischi sono suddivisi in uno o più volumi, ciascuno contenete un file system o privo di struttura. Una volta montati, i file all’interno del volume sono disponibili per l’uso. I file system si possono smontare per disabilitarne l’accesso o per attività di manutenzione.</text:span></text:p>
      <text:p text:style-name="P82">I metodi di condivisione di file in rete possono essere ad esempio tramite FTP, file system distribuito (che permette la visibilità nel calcolatore locale delle directory remote, o il World Wide Web che tramite un programma di consultazione (browser) accede ai file remoti.</text:p>
      <text:p text:style-name="P81"><text:soft-page-break/>E’ necessario che i file siano dotati di un meccanismo di protezione. Ogni tipo d’accesso ai file si può controllare separatamente: lettura, scrittura, esecuzione, aggiunta, elencazione del contenuto di directory, …</text:p>
      <text:p text:style-name="P83">Si possono inoltre suddividere gli accessi tra: proprietario, gruppo e universo.</text:p>
      <text:p text:style-name="P83"/>
      <text:p text:style-name="P34">Realizzazione File System</text:p>
      <text:p text:style-name="P84"/>
      <text:p text:style-name="P84">Il file system risiede permanentemente in memoria secondaria. </text:p>
      <text:p text:style-name="P85">I trasferimenti tra memoria centrale e dischi si eseguono per blocchi. Ciascun blocco è composto da uno o più settori. Secondo l’unità a disco, la dimensione dei settori è compresa tra 32byte e 4096byte, di solito è pari a 512byte. I file system consentono di memorizzare, individuare e recuperare facilmente i dati. </text:p>
      <text:p text:style-name="P35"><text:span text:style-name="T1">I dischi si possono segmentare in partizioni, allo scopo di controllarne l’uso e consentire più, anche diversi, file system per disco. Questi file </text:span><text:span text:style-name="T48">system si montano in un file system logico per renderli disponibili all’uso. I file system si realizzano secondo una struttura stratificata o modulare: i livelli più bassi hanno a che fare con le caratteristiche fisiche dei dispositivi di memorizzazione; i livelli più alti hanno a che fare con i nomi simbolici e le caratteristiche logiche dei file; i livelli intermedi fanno corrispondere le caratteristiche logiche dei file alle caratteristiche fisiche dei dispositivi. </text:span></text:p>
      <text:p text:style-name="P37"><text:span text:style-name="T48">I file system è composto da molti livelli, quello più basso: </text:span>il controllo dell’I/O<text:span text:style-name="T1">, costituito dai driver dei dispositivi e dai gestori dei segnali d’interruzione, si occupa del trasferimento delle informazioni tra memoria centrale e secondaria.</text:span></text:p>
      <text:p text:style-name="P37"><text:span text:style-name="T1">Il </text:span>file system di base<text:span text:style-name="T1"> deve inviare dei generici comandi all’appropriato driver di dispositivo per leggere e scrivere blocchi fisici nel disco. Ogni blocco fisico si identifica col suo indirizzo numerico nel disco.</text:span></text:p>
      <text:p text:style-name="P38"><text:span text:style-name="T1">Il </text:span>modulo di organizzazione dei file<text:span text:style-name="T1"> è a conoscenza dei file e dei loro blocchi logici, così come dei blocchi fisici dei dischi.</text:span></text:p>
      <text:p text:style-name="P38"><text:span text:style-name="T1">Il </text:span>file system logico<text:span text:style-name="T1"> gestisce i metadati: tutte le strutture del file system, eccetto gli effettivi dati. Mantiene le strutture di file tramite i blocchi di controllo dei file (file control block FCB), contenenti informazioni sui file.</text:span></text:p>
      <text:p text:style-name="P38"><text:span text:style-name="T1">Le principali strutture presenti nei dischi sono: il </text:span>boot control block<text:span text:style-name="T1"> (contiene le informazioni per l’avviamento di un sistema operativo da quel volume), i </text:span>volume control block<text:span text:style-name="T1"> (ognuno contiene dettagli riguardo il relativo volume (o partizione), e altre informazioni), </text:span><text:span text:style-name="T49">le </text:span><text:span text:style-name="T143">strutture delle directory</text:span><text:span text:style-name="T49"> (una per file system, usate per organizzare i file) e i</text:span><text:span text:style-name="T143"> file control block</text:span><text:span text:style-name="T49"> (che contengono molti dettagli sui file).</text:span></text:p>
      <text:p text:style-name="P39"><text:span text:style-name="T49">C</text:span><text:span text:style-name="T1">iascuna partizione è priva di struttura logica (</text:span>raw partition<text:span text:style-name="T1">) se non contiene alcun file system. Nella fase di caricamento del sistema operativo si esegue il montaggio della</text:span> root partition<text:span text:style-name="T1">,che contiene il kernel del SO e in alcuni casi altri file di sistema [in Windows il montaggio di ogni volume è effettuato in uno spazio identificato da una lettera, es “F:”].</text:span></text:p>
      <text:p text:style-name="P86">La realizzazione di una directory può essere effettuata tramite lista lineare (tutti i file concatenati uno dopo l’altro) o tabella hash.</text:p>
      <text:p text:style-name="P36"><text:span text:style-name="T48">Lo spazio dei dischi può essere allocato in tre modi: allocazione contigua, concatenata e indicizzata. L’</text:span><text:span text:style-name="T142">allocazione contigua</text:span><text:span text:style-name="T48">: </text:span><text:span text:style-name="T50">ogni file deve occupare un insieme di blocchi contigui del disco. L’allocazione contigua dello spazio per un file è definita </text:span><text:soft-page-break/><text:span text:style-name="T50">dall’</text:span><text:span text:style-name="T68">indirizzo</text:span><text:span text:style-name="T50"> del primo blocco e dalla </text:span><text:span text:style-name="T68">lunghezza</text:span><text:span text:style-name="T50">. </text:span><text:span text:style-name="T51">Accedere a un file il cui spazio è assegnato in modo contiguo è facile, infatti sia l’accesso sequenziale che diretto sono permessi. Si sollevano problemi di frammentazione esterna (e possibili soluzioni best-fit, first-fit, worst-fit).</text:span></text:p>
      <text:p text:style-name="P40"><text:span text:style-name="T48">L’</text:span>allocazione concatenata<text:span text:style-name="T1">: ogni file è composto da una lista concatenata di blocchi del disco, i quali possono essere sparsi in qualsiasi punto del disco stesso. La directory contiene un puntatore al primo e all’ultimo blocco del file. Ogni blocco contiene un puntatore al blocco successivo (quindi dallo spazio per le informazioni in ogni blocco va tolto quello per la memorizzazione del puntatore). </text:span><text:span text:style-name="T52">Qui è permesso solo l’accesso sequenziale in quanto non c’è modo di puntare direttamente all’i-esimo blocco. E’ possibile allocare </text:span><text:span text:style-name="T144">cluster</text:span><text:span text:style-name="T52"> (insieme di blocchi contigui) invece che i blocchi, </text:span><text:span text:style-name="T53">riducendo lo spazio che i puntatori occupano e che sottraggono ai dati. </text:span><text:span text:style-name="T54">Una variante è una file allocation tabl </text:span><text:span text:style-name="T145">FAT</text:span><text:span text:style-name="T54">, che ha un elemento per ogni blocco del disco ed è indicizzata dal numero di blocco, si usa come lista concatenata.</text:span></text:p>
      <text:p text:style-name="P41"><text:span text:style-name="T1">L’</text:span>allocazione indicizzata<text:span text:style-name="T1">: </text:span><text:span text:style-name="T55">si raggruppano tutti i puntatori in una sola locazione: il blocco indice. Ogni file ha il proprio blocco indice: un array d’indirizzi di blocchi del disco, dove l’i-esimo elemento del blocco indice punta all’i-esimo elemento del blocco del file. </text:span><text:span text:style-name="T56">Per la gestione del blocco indice molto grande si può usare: uno </text:span><text:span text:style-name="T146">schema concatenato</text:span><text:span text:style-name="T56"> (si collegano tra loro più blocchi indice), </text:span><text:span text:style-name="T146">indice a più livelli</text:span><text:span text:style-name="T56"> (un blocco indice di primo livello che punta a un insieme di blocchi indice di secondo livello che puntano ai blocchi dei file), </text:span><text:span text:style-name="T146">schema combinato</text:span><text:span text:style-name="T56"> (si hanno i primi 15 puntatori del blocco indice nell’inode del file, i primi 12 di questi puntano a blocchi diretti, gli altri 3 puntano a blocchi indiretti, il primo di questi è un blocco indiretto singolo che punta ad altri blocchi di indirizzi, il secondo a due livelli, e il terzo tre).</text:span></text:p>
      <text:p text:style-name="P42"><text:span text:style-name="T48">P</text:span><text:span text:style-name="T1">er la gestione dello spazio libero, il sistema ha un lista dello spazio libero, dove sono registrati tutti gli spazi liberi. Una tecnica è il </text:span>vettore di bit<text:span text:style-name="T1">: </text:span><text:span text:style-name="T57">ogni blocco è rappresentato da un bit, se è 1 è assegnato se 0 libero (es. 11010101). </text:span><text:span text:style-name="T58">Un’altra tecnica è collegare tutti i blocchi liberi tra loro creando una </text:span><text:span text:style-name="T147">lista concatenata</text:span><text:span text:style-name="T58">.</text:span></text:p>
      <text:p text:style-name="P87">I metodi di allocazione dello spazio libero influenzano anche l’efficienza d’uso dello spazio dei dischi, le prestazioni del file system e l’affidabilità della memoria secondaria.</text:p>
      <text:p text:style-name="P43"><text:span text:style-name="T1">Il danneggiamento di una tabella o il crollo del sistema possono causare discordanze tra le informazioni contenute nelle directory e il contenuto del disco, </text:span><text:span text:style-name="T59">per <text:s/>il ripristino sono possibili algoritmi di </text:span><text:span text:style-name="T148">journaling</text:span><text:span text:style-name="T59"> tramite i quali tutte le modifiche dei metadati si annotano in modo sequenziale in file di registrazione, dello log. Ogni insieme di operazioni che esegue uno specifico compito di chiama transazione, una volta che le modifiche sono riportate nel file di log, le operazioni si considerano portate a termine con successo. Quando un intera transazione è completata si rimuovono le annotazioni dal log, che è in realtà un buffer circolare, che scrive man mano, sovrascrivendo in modo circolare i dati. Se si verifica un crollo del sistema, nel log possono esserci transazioni, che dovranno essere completate al momento del riavv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4:41:09.704463378</meta:creation-date>
    <meta:generator>LibreOffice/5.2.7.2$Linux_X86_64 LibreOffice_project/20m0$Build-2</meta:generator>
    <dc:date>2018-02-03T11:32:35.166438963</dc:date>
    <meta:editing-duration>PT9H14M47S</meta:editing-duration>
    <meta:editing-cycles>193</meta:editing-cycles>
    <meta:document-statistic meta:table-count="0" meta:image-count="0" meta:object-count="0" meta:page-count="14" meta:paragraph-count="134" meta:word-count="7337" meta:character-count="46756" meta:non-whitespace-character-count="39524"/>
  </office:meta>
</office:document-meta>
</file>